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25000000540953C64151E625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Fullname" style:family="table">
      <style:table-properties style:width="7.4681in" table:align="margins"/>
    </style:style>
    <style:style style:name="Fullname.A" style:family="table-column">
      <style:table-column-properties style:column-width="0.3785in" style:rel-column-width="3321*"/>
    </style:style>
    <style:style style:name="Fullname.B" style:family="table-column">
      <style:table-column-properties style:column-width="0.9944in" style:rel-column-width="8726*"/>
    </style:style>
    <style:style style:name="Fullname.C" style:family="table-column">
      <style:table-column-properties style:column-width="2.5in" style:rel-column-width="21938*"/>
    </style:style>
    <style:style style:name="Fullname.D" style:family="table-column">
      <style:table-column-properties style:column-width="1.5056in" style:rel-column-width="13211*"/>
    </style:style>
    <style:style style:name="Fullname.E" style:family="table-column">
      <style:table-column-properties style:column-width="2.0896in" style:rel-column-width="18339*"/>
    </style:style>
    <style:style style:name="Fullname.A1" style:family="table-cell">
      <style:table-cell-properties style:vertical-align="middle" fo:padding="0.0382in" fo:border="none"/>
    </style:style>
    <style:style style:name="Fullname.B1" style:family="table-cell">
      <style:table-cell-properties fo:padding="0.0382in" fo:border="none"/>
    </style:style>
    <style:style style:name="Fullname.B2" style:family="table-cell">
      <style:table-cell-properties fo:padding="0.0382in" fo:border="none"/>
    </style:style>
    <style:style style:name="Fullname.C2" style:family="table-cell">
      <style:table-cell-properties fo:padding="0.0382in" fo:border="none"/>
    </style:style>
    <style:style style:name="Fullname.D2" style:family="table-cell">
      <style:table-cell-properties fo:padding="0.0382in" fo:border="none"/>
    </style:style>
    <style:style style:name="Fullname.E2" style:family="table-cell">
      <style:table-cell-properties fo:padding="0.0382in" fo:border="none"/>
    </style:style>
    <style:style style:name="Table6" style:family="table">
      <style:table-properties style:width="7.4681in" table:align="margins"/>
    </style:style>
    <style:style style:name="Table6.A" style:family="table-column">
      <style:table-column-properties style:column-width="2.1667in" style:rel-column-width="19015*"/>
    </style:style>
    <style:style style:name="Table6.B" style:family="table-column">
      <style:table-column-properties style:column-width="2.1014in" style:rel-column-width="18438*"/>
    </style:style>
    <style:style style:name="Table6.C" style:family="table-column">
      <style:table-column-properties style:column-width="3.2in" style:rel-column-width="28082*"/>
    </style:style>
    <style:style style:name="Table6.A1" style:family="table-cell">
      <style:table-cell-properties fo:padding="0.0382in" fo:border="none"/>
    </style:style>
    <style:style style:name="Table13" style:family="table">
      <style:table-properties style:width="7.4681in" table:align="margins"/>
    </style:style>
    <style:style style:name="Table13.A" style:family="table-column">
      <style:table-column-properties style:column-width="2.1875in" style:rel-column-width="19196*"/>
    </style:style>
    <style:style style:name="Table13.B" style:family="table-column">
      <style:table-column-properties style:column-width="1.3125in" style:rel-column-width="11517*"/>
    </style:style>
    <style:style style:name="Table13.C" style:family="table-column">
      <style:table-column-properties style:column-width="3.9681in" style:rel-column-width="34822*"/>
    </style:style>
    <style:style style:name="Table13.A1" style:family="table-cell">
      <style:table-cell-properties fo:padding="0.0382in" fo:border="none"/>
    </style:style>
    <style:style style:name="Table1" style:family="table">
      <style:table-properties style:width="7.4681in" table:align="margins"/>
    </style:style>
    <style:style style:name="Table1.A" style:family="table-column">
      <style:table-column-properties style:column-width="2.1667in" style:rel-column-width="19015*"/>
    </style:style>
    <style:style style:name="Table1.B" style:family="table-column">
      <style:table-column-properties style:column-width="5.3014in" style:rel-column-width="46520*"/>
    </style:style>
    <style:style style:name="Table1.A1" style:family="table-cell">
      <style:table-cell-properties fo:padding="0.0382in" fo:border="none"/>
    </style:style>
    <style:style style:name="Table4" style:family="table">
      <style:table-properties style:width="5.066in" table:align="left"/>
    </style:style>
    <style:style style:name="Table4.A" style:family="table-column">
      <style:table-column-properties style:column-width="4.1854in"/>
    </style:style>
    <style:style style:name="Table4.B" style:family="table-column">
      <style:table-column-properties style:column-width="0.8806in"/>
    </style:style>
    <style:style style:name="Table4.A1" style:family="table-cell">
      <style:table-cell-properties fo:padding="0.0382in" fo:border-left="0.05pt solid #a9a9a9" fo:border-right="none" fo:border-top="0.05pt solid #a9a9a9" fo:border-bottom="0.05pt solid #a9a9a9"/>
    </style:style>
    <style:style style:name="Table4.B1" style:family="table-cell">
      <style:table-cell-properties fo:padding="0.0382in" fo:border="0.05pt solid #a9a9a9"/>
    </style:style>
    <style:style style:name="Table4.A2" style:family="table-cell">
      <style:table-cell-properties fo:padding="0.0382in" fo:border-left="0.05pt solid #a9a9a9" fo:border-right="none" fo:border-top="none" fo:border-bottom="0.05pt solid #a9a9a9"/>
    </style:style>
    <style:style style:name="Table4.B2" style:family="table-cell">
      <style:table-cell-properties fo:padding="0.0382in" fo:border-left="0.05pt solid #a9a9a9" fo:border-right="0.05pt solid #a9a9a9" fo:border-top="none" fo:border-bottom="0.05pt solid #a9a9a9"/>
    </style:style>
    <style:style style:name="Table4.9" style:family="table-row">
      <style:table-row-properties style:min-row-height="0.1736in"/>
    </style:style>
    <style:style style:name="Table7" style:family="table">
      <style:table-properties style:width="5.0694in"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4.1896in"/>
    </style:style>
    <style:style style:name="Table7.B" style:family="table-column">
      <style:table-column-properties style:column-width="0.8799in"/>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 fo:background-color="transparent" fo:padding="0.0382in" fo:border-left="0.05pt solid #a9a9a9" fo:border-right="none" fo:border-top="0.05pt solid #a9a9a9" fo:border-bottom="0.05pt solid #a9a9a9" style:writing-mode="page">
        <style:background-image/>
      </style:table-cell-properties>
    </style:style>
    <style:style style:name="Table7.B1" style:family="table-cell">
      <style:table-cell-properties style:vertical-align="" fo:background-color="transparent" fo:padding="0.0382in" fo:border="0.05pt solid #a9a9a9" style:writing-mode="page">
        <style:background-image/>
      </style:table-cell-properties>
    </style:style>
    <style:style style:name="Table7.A2" style:family="table-cell">
      <style:table-cell-properties style:vertical-align="" fo:background-color="transparent" fo:padding="0.0382in" fo:border-left="0.05pt solid #a9a9a9" fo:border-right="none" fo:border-top="none" fo:border-bottom="0.05pt solid #a9a9a9" style:writing-mode="page">
        <style:background-image/>
      </style:table-cell-properties>
    </style:style>
    <style:style style:name="Table7.B2" style:family="table-cell">
      <style:table-cell-properties style:vertical-align="" fo:background-color="transparent" fo:padding="0.0382in" fo:border-left="0.05pt solid #a9a9a9" fo:border-right="0.05pt solid #a9a9a9" fo:border-top="none" fo:border-bottom="0.05pt solid #a9a9a9" style:writing-mode="page">
        <style:background-image/>
      </style:table-cell-properties>
    </style:style>
    <style:style style:name="Table4" style:family="table">
      <style:table-properties style:width="5.066in" table:align="left"/>
    </style:style>
    <style:style style:name="Table4.A" style:family="table-column">
      <style:table-column-properties style:column-width="4.1854in"/>
    </style:style>
    <style:style style:name="Table4.B" style:family="table-column">
      <style:table-column-properties style:column-width="0.8806in"/>
    </style:style>
    <style:style style:name="Table4.A1" style:family="table-cell">
      <style:table-cell-properties fo:padding="0.0382in" fo:border-left="0.05pt solid #a9a9a9" fo:border-right="none" fo:border-top="0.05pt solid #a9a9a9" fo:border-bottom="0.05pt solid #a9a9a9"/>
    </style:style>
    <style:style style:name="Table4.B1" style:family="table-cell">
      <style:table-cell-properties fo:padding="0.0382in" fo:border="0.05pt solid #a9a9a9"/>
    </style:style>
    <style:style style:name="Table4.A2" style:family="table-cell">
      <style:table-cell-properties fo:padding="0.0382in" fo:border-left="0.05pt solid #a9a9a9" fo:border-right="none" fo:border-top="none" fo:border-bottom="0.05pt solid #a9a9a9"/>
    </style:style>
    <style:style style:name="Table4.B2" style:family="table-cell">
      <style:table-cell-properties fo:padding="0.0382in" fo:border-left="0.05pt solid #a9a9a9" fo:border-right="0.05pt solid #a9a9a9" fo:border-top="none" fo:border-bottom="0.05pt solid #a9a9a9"/>
    </style:style>
    <style:style style:name="Table4.9" style:family="table-row">
      <style:table-row-properties style:min-row-height="0.1736in"/>
    </style:style>
    <style:style style:name="Table7" style:family="table">
      <style:table-properties style:width="5.0694in"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4.1896in"/>
    </style:style>
    <style:style style:name="Table7.B" style:family="table-column">
      <style:table-column-properties style:column-width="0.8799in"/>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 fo:background-color="transparent" fo:padding="0.0382in" fo:border-left="0.05pt solid #a9a9a9" fo:border-right="none" fo:border-top="0.05pt solid #a9a9a9" fo:border-bottom="0.05pt solid #a9a9a9" style:writing-mode="page">
        <style:background-image/>
      </style:table-cell-properties>
    </style:style>
    <style:style style:name="Table7.B1" style:family="table-cell">
      <style:table-cell-properties style:vertical-align="" fo:background-color="transparent" fo:padding="0.0382in" fo:border="0.05pt solid #a9a9a9" style:writing-mode="page">
        <style:background-image/>
      </style:table-cell-properties>
    </style:style>
    <style:style style:name="Table7.A2" style:family="table-cell">
      <style:table-cell-properties style:vertical-align="" fo:background-color="transparent" fo:padding="0.0382in" fo:border-left="0.05pt solid #a9a9a9" fo:border-right="none" fo:border-top="none" fo:border-bottom="0.05pt solid #a9a9a9" style:writing-mode="page">
        <style:background-image/>
      </style:table-cell-properties>
    </style:style>
    <style:style style:name="Table7.B2" style:family="table-cell">
      <style:table-cell-properties style:vertical-align="" fo:background-color="transparent" fo:padding="0.0382in" fo:border-left="0.05pt solid #a9a9a9" fo:border-right="0.05pt solid #a9a9a9" fo:border-top="none" fo:border-bottom="0.05pt solid #a9a9a9" style:writing-mode="page">
        <style:background-image/>
      </style:table-cell-properties>
    </style:style>
    <style:style style:name="Table12" style:family="table">
      <style:table-properties style:width="7.4681in" table:align="margins"/>
    </style:style>
    <style:style style:name="Table12.A" style:family="table-column">
      <style:table-column-properties style:column-width="2.1542in" style:rel-column-width="18903*"/>
    </style:style>
    <style:style style:name="Table12.B" style:family="table-column">
      <style:table-column-properties style:column-width="5.3139in" style:rel-column-width="46632*"/>
    </style:style>
    <style:style style:name="Table12.A1" style:family="table-cell">
      <style:table-cell-properties fo:padding="0.0382in" fo:border="none"/>
    </style:style>
    <style:style style:name="Table11" style:family="table">
      <style:table-properties style:width="7.4681in" table:align="margins"/>
    </style:style>
    <style:style style:name="Table11.A" style:family="table-column">
      <style:table-column-properties style:column-width="2.1875in" style:rel-column-width="19196*"/>
    </style:style>
    <style:style style:name="Table11.B" style:family="table-column">
      <style:table-column-properties style:column-width="5.2806in" style:rel-column-width="46339*"/>
    </style:style>
    <style:style style:name="Table11.A1" style:family="table-cell">
      <style:table-cell-properties fo:padding="0.0382in" fo:border="none"/>
    </style:style>
    <style:style style:name="Table10" style:family="table">
      <style:table-properties style:width="7.4681in" table:align="margins"/>
    </style:style>
    <style:style style:name="Table10.A" style:family="table-column">
      <style:table-column-properties style:column-width="2.1667in" style:rel-column-width="19015*"/>
    </style:style>
    <style:style style:name="Table10.B" style:family="table-column">
      <style:table-column-properties style:column-width="2.1014in" style:rel-column-width="18438*"/>
    </style:style>
    <style:style style:name="Table10.C" style:family="table-column">
      <style:table-column-properties style:column-width="3.2in" style:rel-column-width="28082*"/>
    </style:style>
    <style:style style:name="Table10.A1" style:family="table-cell">
      <style:table-cell-properties fo:padding="0.0382in" fo:border="none"/>
    </style:style>
    <style:style style:name="Table3" style:family="table">
      <style:table-properties style:width="7.4681in" table:align="margins"/>
    </style:style>
    <style:style style:name="Table3.A" style:family="table-column">
      <style:table-column-properties style:column-width="2.1667in" style:rel-column-width="19015*"/>
    </style:style>
    <style:style style:name="Table3.B" style:family="table-column">
      <style:table-column-properties style:column-width="5.3014in" style:rel-column-width="46520*"/>
    </style:style>
    <style:style style:name="Table3.A1" style:family="table-cell">
      <style:table-cell-properties fo:padding="0.0382in" fo:border="none"/>
    </style:style>
    <style:style style:name="Table9" style:family="table">
      <style:table-properties style:width="7.4681in" table:align="margins"/>
    </style:style>
    <style:style style:name="Table9.A" style:family="table-column">
      <style:table-column-properties style:column-width="2.1667in" style:rel-column-width="19015*"/>
    </style:style>
    <style:style style:name="Table9.B" style:family="table-column">
      <style:table-column-properties style:column-width="5.3014in" style:rel-column-width="46520*"/>
    </style:style>
    <style:style style:name="Table9.A1" style:family="table-cell">
      <style:table-cell-properties fo:padding="0.0382in" fo:border="none"/>
    </style:style>
    <style:style style:name="Table8" style:family="table">
      <style:table-properties style:width="7.4681in" table:align="margins"/>
    </style:style>
    <style:style style:name="Table8.A" style:family="table-column">
      <style:table-column-properties style:column-width="2.1667in" style:rel-column-width="19015*"/>
    </style:style>
    <style:style style:name="Table8.B" style:family="table-column">
      <style:table-column-properties style:column-width="5.3014in" style:rel-column-width="46520*"/>
    </style:style>
    <style:style style:name="Table8.A1" style:family="table-cell">
      <style:table-cell-properties fo:padding="0.0382in" fo:border="none"/>
    </style:style>
    <style:style style:name="Table2" style:family="table">
      <style:table-properties style:width="7.4681in" table:align="margins"/>
    </style:style>
    <style:style style:name="Table2.A" style:family="table-column">
      <style:table-column-properties style:column-width="2.1667in" style:rel-column-width="19015*"/>
    </style:style>
    <style:style style:name="Table2.B" style:family="table-column">
      <style:table-column-properties style:column-width="5.3014in" style:rel-column-width="46520*"/>
    </style:style>
    <style:style style:name="Table2.A1" style:family="table-cell">
      <style:table-cell-properties fo:padding="0.0382in" fo:border="none"/>
    </style:style>
    <style:style style:name="P1" style:family="paragraph" style:parent-style-name="Standard">
      <style:text-properties officeooo:paragraph-rsid="00871896"/>
    </style:style>
    <style:style style:name="P2" style:family="paragraph" style:parent-style-name="Standard">
      <style:text-properties fo:color="#666666" style:font-name="Liberation Serif" fo:font-size="8pt" officeooo:rsid="007a13a7" officeooo:paragraph-rsid="007a13a7"/>
    </style:style>
    <style:style style:name="P3" style:family="paragraph" style:parent-style-name="Standard">
      <style:paragraph-properties fo:text-align="start" style:justify-single-word="false"/>
      <style:text-properties fo:color="#000000" style:font-name="Liberation Serif" fo:font-size="11pt" fo:font-weight="normal" officeooo:rsid="00a441a3" officeooo:paragraph-rsid="00a441a3" style:font-size-asian="11pt" style:font-weight-asian="normal" style:font-size-complex="11pt" style:font-weight-complex="normal"/>
    </style:style>
    <style:style style:name="P4" style:family="paragraph" style:parent-style-name="Standard">
      <style:text-properties fo:color="#000000" style:font-name="Liberation Serif" fo:font-size="11pt" officeooo:rsid="007b1991" officeooo:paragraph-rsid="00e22abb" style:font-size-asian="11pt" style:font-size-complex="11pt"/>
    </style:style>
    <style:style style:name="P5" style:family="paragraph" style:parent-style-name="Standard">
      <style:paragraph-properties fo:text-align="start" style:justify-single-word="false"/>
      <style:text-properties officeooo:paragraph-rsid="0052d69d"/>
    </style:style>
    <style:style style:name="P6" style:family="paragraph" style:parent-style-name="Standard">
      <style:paragraph-properties fo:text-align="start" style:justify-single-word="false"/>
      <style:text-properties officeooo:paragraph-rsid="00e47cc5"/>
    </style:style>
    <style:style style:name="P7" style:family="paragraph" style:parent-style-name="Table_20_Contents">
      <style:paragraph-properties fo:text-align="end" style:justify-single-word="false"/>
      <style:text-properties fo:color="#000000" fo:font-weight="bold" officeooo:rsid="0091e3e4" officeooo:paragraph-rsid="0091e3e4" style:font-weight-asian="bold" style:font-weight-complex="bold"/>
    </style:style>
    <style:style style:name="P8" style:family="paragraph" style:parent-style-name="Table_20_Contents">
      <style:paragraph-properties fo:text-align="end" style:justify-single-word="false"/>
      <style:text-properties fo:color="#000000" fo:font-weight="bold" officeooo:rsid="00867211" officeooo:paragraph-rsid="00867211" style:font-weight-asian="bold" style:font-weight-complex="bold"/>
    </style:style>
    <style:style style:name="P9" style:family="paragraph" style:parent-style-name="Table_20_Contents">
      <style:paragraph-properties fo:text-align="end" style:justify-single-word="false"/>
      <style:text-properties fo:color="#000000" fo:font-weight="bold" officeooo:rsid="0029dc81" officeooo:paragraph-rsid="0029dc81" style:font-weight-asian="bold" style:font-weight-complex="bold"/>
    </style:style>
    <style:style style:name="P10" style:family="paragraph" style:parent-style-name="Table_20_Contents">
      <style:paragraph-properties fo:text-align="end" style:justify-single-word="false"/>
      <style:text-properties fo:color="#000000" fo:font-weight="bold" officeooo:rsid="006e8721" officeooo:paragraph-rsid="006e8721" style:font-weight-asian="bold" style:font-weight-complex="bold"/>
    </style:style>
    <style:style style:name="P11" style:family="paragraph" style:parent-style-name="Table_20_Contents">
      <style:paragraph-properties fo:text-align="end" style:justify-single-word="false"/>
      <style:text-properties fo:color="#000000" fo:font-weight="bold" officeooo:rsid="00abdd8d" officeooo:paragraph-rsid="00abdd8d" style:font-weight-asian="bold" style:font-weight-complex="bold"/>
    </style:style>
    <style:style style:name="P12" style:family="paragraph" style:parent-style-name="Table_20_Contents">
      <style:paragraph-properties fo:text-align="end" style:justify-single-word="false"/>
      <style:text-properties fo:color="#000000" fo:font-weight="bold" officeooo:paragraph-rsid="0074f555" style:font-weight-asian="bold" style:font-weight-complex="bold"/>
    </style:style>
    <style:style style:name="P13" style:family="paragraph" style:parent-style-name="Table_20_Contents">
      <style:paragraph-properties fo:text-align="end" style:justify-single-word="false"/>
      <style:text-properties fo:color="#000000" fo:font-weight="bold" officeooo:rsid="003016d8" officeooo:paragraph-rsid="0074f555" style:font-weight-asian="bold" style:font-weight-complex="bold"/>
    </style:style>
    <style:style style:name="P14" style:family="paragraph" style:parent-style-name="Table_20_Contents">
      <style:paragraph-properties fo:text-align="end" style:justify-single-word="false"/>
      <style:text-properties fo:color="#000000" fo:font-weight="bold" officeooo:rsid="00512519" officeooo:paragraph-rsid="00512519" style:font-weight-asian="bold" style:font-weight-complex="bold"/>
    </style:style>
    <style:style style:name="P15" style:family="paragraph" style:parent-style-name="Table_20_Contents">
      <style:paragraph-properties fo:text-align="end" style:justify-single-word="false"/>
      <style:text-properties fo:color="#000000" fo:font-weight="bold" officeooo:rsid="0050f445" officeooo:paragraph-rsid="0050f445" style:font-weight-asian="bold" style:font-weight-complex="bold"/>
    </style:style>
    <style:style style:name="P16" style:family="paragraph" style:parent-style-name="Table_20_Contents">
      <style:paragraph-properties fo:text-align="end" style:justify-single-word="false"/>
      <style:text-properties fo:color="#000000" fo:font-weight="bold" officeooo:rsid="004fb497" officeooo:paragraph-rsid="004fb497" style:font-weight-asian="bold" style:font-weight-complex="bold"/>
    </style:style>
    <style:style style:name="P17" style:family="paragraph" style:parent-style-name="Table_20_Contents">
      <style:paragraph-properties fo:text-align="end" style:justify-single-word="false"/>
      <style:text-properties fo:color="#000000" fo:font-weight="bold" officeooo:rsid="004f6753" officeooo:paragraph-rsid="004f6753" style:font-weight-asian="bold" style:font-weight-complex="bold"/>
    </style:style>
    <style:style style:name="P18" style:family="paragraph" style:parent-style-name="Table_20_Contents">
      <style:paragraph-properties fo:text-align="end" style:justify-single-word="false"/>
      <style:text-properties fo:color="#000000" fo:font-weight="bold" officeooo:rsid="003ab482" officeooo:paragraph-rsid="003ab482" style:font-weight-asian="bold" style:font-weight-complex="bold"/>
    </style:style>
    <style:style style:name="P19" style:family="paragraph" style:parent-style-name="Table_20_Contents">
      <style:paragraph-properties fo:text-align="end" style:justify-single-word="false"/>
      <style:text-properties fo:color="#000000" fo:font-weight="bold" officeooo:rsid="0099b3d6" officeooo:paragraph-rsid="0099b3d6" style:font-weight-asian="bold" style:font-weight-complex="bold"/>
    </style:style>
    <style:style style:name="P20" style:family="paragraph" style:parent-style-name="Table_20_Contents">
      <style:paragraph-properties fo:text-align="end" style:justify-single-word="false"/>
      <style:text-properties fo:color="#000000" fo:font-weight="bold" officeooo:rsid="0032734d" officeooo:paragraph-rsid="0032734d" style:font-weight-asian="bold" style:font-weight-complex="bold"/>
    </style:style>
    <style:style style:name="P21" style:family="paragraph" style:parent-style-name="Table_20_Contents">
      <style:paragraph-properties fo:text-align="end" style:justify-single-word="false"/>
      <style:text-properties fo:color="#000000" fo:font-weight="bold" officeooo:rsid="008613d7" officeooo:paragraph-rsid="008613d7" style:font-weight-asian="bold" style:font-weight-complex="bold"/>
    </style:style>
    <style:style style:name="P22" style:family="paragraph" style:parent-style-name="Table_20_Contents">
      <style:paragraph-properties fo:text-align="end" style:justify-single-word="false"/>
      <style:text-properties fo:color="#000000" fo:font-weight="bold" officeooo:rsid="00e0556a" officeooo:paragraph-rsid="00e0556a" style:font-weight-asian="bold" style:font-weight-complex="bold"/>
    </style:style>
    <style:style style:name="P23" style:family="paragraph" style:parent-style-name="Table_20_Contents">
      <style:paragraph-properties fo:text-align="end" style:justify-single-word="false"/>
      <style:text-properties fo:color="#000000" fo:font-weight="bold" officeooo:rsid="002c48ba" officeooo:paragraph-rsid="00e0556a" style:font-weight-asian="bold" style:font-weight-complex="bold"/>
    </style:style>
    <style:style style:name="P24" style:family="paragraph" style:parent-style-name="Table_20_Contents">
      <style:paragraph-properties fo:text-align="end" style:justify-single-word="false"/>
      <style:text-properties fo:color="#000000" fo:font-weight="bold" officeooo:rsid="002ea211" officeooo:paragraph-rsid="00e22abb" style:font-weight-asian="bold" style:font-weight-complex="bold"/>
    </style:style>
    <style:style style:name="P25" style:family="paragraph" style:parent-style-name="Table_20_Contents">
      <style:paragraph-properties fo:text-align="end" style:justify-single-word="false"/>
      <style:text-properties fo:color="#000000" fo:font-weight="bold" officeooo:rsid="00322feb" officeooo:paragraph-rsid="00e22abb" style:font-weight-asian="bold" style:font-weight-complex="bold"/>
    </style:style>
    <style:style style:name="P26" style:family="paragraph" style:parent-style-name="Table_20_Contents">
      <style:paragraph-properties fo:text-align="end" style:justify-single-word="false"/>
      <style:text-properties fo:color="#000000" fo:font-weight="bold" officeooo:rsid="00e22abb" officeooo:paragraph-rsid="00e22abb" style:font-weight-asian="bold" style:font-weight-complex="bold"/>
    </style:style>
    <style:style style:name="P27" style:family="paragraph" style:parent-style-name="Table_20_Contents">
      <style:paragraph-properties fo:text-align="end" style:justify-single-word="false"/>
      <style:text-properties fo:color="#000000" fo:font-weight="bold" officeooo:rsid="00eb9444" officeooo:paragraph-rsid="00eb9444" style:font-weight-asian="bold" style:font-weight-complex="bold"/>
    </style:style>
    <style:style style:name="P28" style:family="paragraph" style:parent-style-name="Table_20_Contents">
      <style:paragraph-properties fo:text-align="end" style:justify-single-word="false"/>
      <style:text-properties fo:color="#000000" fo:font-weight="bold" officeooo:rsid="00ee7f55" officeooo:paragraph-rsid="00ee7f55" style:font-weight-asian="bold" style:font-weight-complex="bold"/>
    </style:style>
    <style:style style:name="P29" style:family="paragraph" style:parent-style-name="Table_20_Contents">
      <style:paragraph-properties fo:text-align="end" style:justify-single-word="false"/>
      <style:text-properties fo:color="#000000" fo:font-weight="bold" officeooo:rsid="00efb0dc" officeooo:paragraph-rsid="00efb0dc" style:font-weight-asian="bold" style:font-weight-complex="bold"/>
    </style:style>
    <style:style style:name="P30" style:family="paragraph" style:parent-style-name="Table_20_Contents">
      <style:paragraph-properties fo:text-align="center" style:justify-single-word="false"/>
      <style:text-properties fo:color="#000000" style:font-name="Liberation Serif" fo:font-size="20pt" style:text-underline-style="none" fo:font-weight="bold" officeooo:rsid="000922fd" officeooo:paragraph-rsid="000922fd" style:font-size-asian="20pt" style:font-weight-asian="bold" style:font-size-complex="20pt" style:font-weight-complex="bold"/>
    </style:style>
    <style:style style:name="P31" style:family="paragraph" style:parent-style-name="Table_20_Contents">
      <style:paragraph-properties fo:text-align="end" style:justify-single-word="false"/>
      <style:text-properties fo:color="#000000" style:font-name="Liberation Serif" fo:font-size="11pt" fo:font-weight="bold" officeooo:rsid="0048b97f" officeooo:paragraph-rsid="0048b97f" style:font-size-asian="11pt" style:font-weight-asian="bold" style:font-size-complex="11pt" style:font-weight-complex="bold"/>
    </style:style>
    <style:style style:name="P32" style:family="paragraph" style:parent-style-name="Table_20_Contents">
      <style:text-properties fo:color="#000000" style:font-name="Liberation Serif" fo:font-size="11pt" fo:font-weight="bold" officeooo:rsid="007b1991" officeooo:paragraph-rsid="00e22abb" style:font-size-asian="11pt" style:font-weight-asian="bold" style:font-size-complex="11pt" style:font-weight-complex="bold"/>
    </style:style>
    <style:style style:name="P33" style:family="paragraph" style:parent-style-name="Table_20_Contents">
      <style:paragraph-properties fo:text-align="end" style:justify-single-word="false"/>
      <style:text-properties fo:color="#000000" style:font-name="Liberation Serif" fo:font-size="11pt" fo:font-weight="bold" officeooo:rsid="0052d69d" officeooo:paragraph-rsid="0052d69d" style:font-size-asian="11pt" style:font-weight-asian="bold" style:font-size-complex="11pt" style:font-weight-complex="bold"/>
    </style:style>
    <style:style style:name="P34" style:family="paragraph" style:parent-style-name="Table_20_Contents">
      <style:paragraph-properties fo:text-align="end" style:justify-single-word="false"/>
      <style:text-properties fo:color="#000000" style:font-name="Liberation Serif" fo:font-size="11pt" fo:font-weight="bold" officeooo:rsid="00e47cc5" officeooo:paragraph-rsid="00e47cc5" style:font-size-asian="11pt" style:font-weight-asian="bold" style:font-size-complex="11pt" style:font-weight-complex="bold"/>
    </style:style>
    <style:style style:name="P35" style:family="paragraph" style:parent-style-name="Table_20_Contents">
      <style:paragraph-properties fo:text-align="end" style:justify-single-word="false"/>
      <style:text-properties fo:color="#000000" style:font-name="Liberation Serif" fo:font-size="11pt" fo:font-weight="bold" officeooo:rsid="00a441a3" officeooo:paragraph-rsid="00a441a3" style:font-size-asian="11pt" style:font-weight-asian="bold" style:font-size-complex="11pt" style:font-weight-complex="bold"/>
    </style:style>
    <style:style style:name="P36" style:family="paragraph" style:parent-style-name="Table_20_Contents">
      <style:paragraph-properties fo:text-align="end" style:justify-single-word="false"/>
      <style:text-properties fo:color="#000000" style:font-name="Liberation Serif" fo:font-size="11pt" officeooo:rsid="007b1991" officeooo:paragraph-rsid="00e22abb" style:font-size-asian="11pt" style:font-size-complex="11pt"/>
    </style:style>
    <style:style style:name="P37" style:family="paragraph" style:parent-style-name="Table_20_Contents">
      <style:text-properties fo:color="#000000" style:font-name="Liberation Serif" fo:font-size="11pt" fo:font-weight="normal" officeooo:rsid="00bbdbd6" officeooo:paragraph-rsid="00e22abb" style:font-size-asian="11pt" style:font-weight-asian="normal" style:font-size-complex="11pt" style:font-weight-complex="normal"/>
    </style:style>
    <style:style style:name="P38" style:family="paragraph" style:parent-style-name="Table_20_Contents">
      <style:paragraph-properties fo:text-align="end" style:justify-single-word="false"/>
      <style:text-properties fo:color="#000000" style:font-name="Liberation Serif" fo:font-size="11pt" fo:font-weight="normal" officeooo:rsid="0050f445" officeooo:paragraph-rsid="00e22abb" style:font-size-asian="11pt" style:font-weight-asian="normal" style:font-size-complex="11pt" style:font-weight-complex="normal"/>
    </style:style>
    <style:style style:name="P39" style:family="paragraph" style:parent-style-name="Table_20_Contents">
      <style:paragraph-properties fo:text-align="end" style:justify-single-word="false"/>
      <style:text-properties fo:color="#000000" style:font-name="Liberation Serif" fo:font-size="11pt" fo:font-weight="normal" officeooo:rsid="0054f304" officeooo:paragraph-rsid="00e22abb" style:font-size-asian="11pt" style:font-weight-asian="normal" style:font-size-complex="11pt" style:font-weight-complex="normal"/>
    </style:style>
    <style:style style:name="P40" style:family="paragraph" style:parent-style-name="Table_20_Contents">
      <style:text-properties fo:color="#000000" style:font-name="Liberation Serif" fo:font-size="11pt" fo:font-weight="normal" officeooo:rsid="001b2410" officeooo:paragraph-rsid="00e22abb" style:font-size-asian="11pt" style:font-weight-asian="normal" style:font-size-complex="11pt" style:font-weight-complex="normal"/>
    </style:style>
    <style:style style:name="P41" style:family="paragraph" style:parent-style-name="Table_20_Contents">
      <style:text-properties fo:color="#000000" style:font-name="Liberation Serif" fo:font-size="11pt" fo:font-weight="normal" officeooo:rsid="0052d69d" officeooo:paragraph-rsid="00e22abb" style:font-size-asian="11pt" style:font-weight-asian="normal" style:font-size-complex="11pt" style:font-weight-complex="normal"/>
    </style:style>
    <style:style style:name="P42" style:family="paragraph" style:parent-style-name="Table_20_Contents">
      <style:paragraph-properties fo:text-align="end" style:justify-single-word="false"/>
      <style:text-properties fo:color="#000000" style:font-name="Liberation Serif" fo:font-weight="bold" officeooo:rsid="0050f445" officeooo:paragraph-rsid="00e22abb" style:font-weight-asian="bold" style:font-weight-complex="bold"/>
    </style:style>
    <style:style style:name="P43" style:family="paragraph" style:parent-style-name="Table_20_Contents">
      <style:text-properties fo:color="#000000" style:font-name="Liberation Serif" fo:font-weight="bold" officeooo:rsid="0052d69d" officeooo:paragraph-rsid="00e22abb" style:font-weight-asian="bold" style:font-weight-complex="bold"/>
    </style:style>
    <style:style style:name="P44" style:family="paragraph" style:parent-style-name="Table_20_Contents">
      <style:text-properties fo:color="#000000" style:font-name="Liberation Serif" officeooo:rsid="00bbdbd6" officeooo:paragraph-rsid="00e22abb"/>
    </style:style>
    <style:style style:name="P45" style:family="paragraph" style:parent-style-name="Table_20_Contents">
      <style:text-properties fo:color="#000000" style:font-name="Liberation Serif" fo:font-size="8pt" officeooo:rsid="00bdd9ab" officeooo:paragraph-rsid="00e22abb" style:font-size-asian="11pt" style:font-size-complex="11pt"/>
    </style:style>
    <style:style style:name="P46" style:family="paragraph" style:parent-style-name="Table_20_Contents">
      <style:paragraph-properties fo:text-align="end" style:justify-single-word="false"/>
      <style:text-properties fo:color="#000000" style:font-name="Liberation Serif" fo:font-size="8pt" officeooo:rsid="00bdd9ab" officeooo:paragraph-rsid="00e22abb" style:font-size-asian="11pt" style:font-size-complex="11pt"/>
    </style:style>
    <style:style style:name="P47" style:family="paragraph" style:parent-style-name="Table_20_Contents">
      <style:paragraph-properties fo:text-align="end" style:justify-single-word="false"/>
      <style:text-properties fo:color="#000000" style:font-name="Liberation Serif" fo:font-size="8pt" officeooo:rsid="00c0b339" officeooo:paragraph-rsid="00e22abb" style:font-size-asian="11pt" style:font-size-complex="11pt"/>
    </style:style>
    <style:style style:name="P48" style:family="paragraph" style:parent-style-name="Table_20_Contents">
      <style:paragraph-properties fo:text-align="start" style:justify-single-word="false"/>
      <style:text-properties fo:color="#000000" fo:font-size="11pt" officeooo:rsid="003ab482" officeooo:paragraph-rsid="003ab482" style:font-size-asian="11pt" style:font-size-complex="11pt"/>
    </style:style>
    <style:style style:name="P49" style:family="paragraph" style:parent-style-name="Table_20_Contents">
      <style:paragraph-properties fo:text-align="start" style:justify-single-word="false"/>
      <style:text-properties fo:color="#000000" fo:font-size="11pt" officeooo:rsid="00eb9444" officeooo:paragraph-rsid="00eb9444" style:font-size-asian="11pt" style:font-size-complex="11pt"/>
    </style:style>
    <style:style style:name="P50" style:family="paragraph" style:parent-style-name="Table_20_Contents">
      <style:paragraph-properties fo:text-align="start" style:justify-single-word="false"/>
      <style:text-properties fo:color="#000000" fo:font-size="11pt" officeooo:rsid="00ece0ed" officeooo:paragraph-rsid="00ece0ed" style:font-size-asian="11pt" style:font-size-complex="11pt"/>
    </style:style>
    <style:style style:name="P51" style:family="paragraph" style:parent-style-name="Table_20_Contents">
      <style:paragraph-properties fo:text-align="end" style:justify-single-word="false"/>
      <style:text-properties fo:color="#000000" fo:font-size="11pt" fo:font-weight="bold" officeooo:rsid="003d08cd" officeooo:paragraph-rsid="00adac9e" style:font-size-asian="11pt" style:font-weight-asian="bold" style:font-size-complex="11pt" style:font-weight-complex="bold"/>
    </style:style>
    <style:style style:name="P52" style:family="paragraph" style:parent-style-name="Table_20_Contents">
      <style:paragraph-properties fo:text-align="start" style:justify-single-word="false"/>
      <style:text-properties fo:color="#000000" fo:font-weight="normal" officeooo:rsid="0096cfa5" officeooo:paragraph-rsid="00e22abb" style:font-weight-asian="normal" style:font-weight-complex="normal"/>
    </style:style>
    <style:style style:name="P53" style:family="paragraph" style:parent-style-name="Table_20_Contents">
      <style:paragraph-properties fo:text-align="start" style:justify-single-word="false"/>
      <style:text-properties fo:color="#000000" fo:font-weight="normal" officeooo:rsid="0096cfa5" officeooo:paragraph-rsid="00f4ebee" style:font-weight-asian="normal" style:font-weight-complex="normal"/>
    </style:style>
    <style:style style:name="P54" style:family="paragraph" style:parent-style-name="Table_20_Contents">
      <style:paragraph-properties fo:text-align="end" style:justify-single-word="false"/>
      <style:text-properties officeooo:paragraph-rsid="00e22abb"/>
    </style:style>
    <style:style style:name="P55" style:family="paragraph" style:parent-style-name="Table_20_Contents">
      <style:paragraph-properties fo:text-align="end" style:justify-single-word="false"/>
      <style:text-properties fo:color="#666666" style:font-name="Liberation Serif" fo:font-size="8pt" fo:font-weight="normal" officeooo:rsid="00871896" officeooo:paragraph-rsid="00e22abb" style:font-weight-asian="normal" style:font-weight-complex="normal"/>
    </style:style>
    <style:style style:name="P56" style:family="paragraph" style:parent-style-name="Table_20_Contents">
      <style:text-properties fo:color="#666666" style:font-name="Liberation Serif" fo:font-size="8pt" fo:font-weight="normal" officeooo:rsid="00871896" officeooo:paragraph-rsid="00e22abb" style:font-weight-asian="normal" style:font-weight-complex="normal"/>
    </style:style>
    <style:style style:name="P57" style:family="paragraph" style:parent-style-name="Table_20_Contents">
      <style:text-properties fo:color="#666666" style:font-name="Liberation Serif" fo:font-size="8pt" fo:font-weight="normal" officeooo:rsid="00871896" officeooo:paragraph-rsid="00e22abb"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end" style:justify-single-word="false"/>
      <style:text-properties fo:color="#666666" style:font-name="Liberation Serif" fo:font-size="8pt" fo:font-weight="normal" officeooo:rsid="00871896" officeooo:paragraph-rsid="00e22abb"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end" style:justify-single-word="false"/>
      <style:text-properties style:font-name="Liberation Serif" fo:font-size="8pt" officeooo:rsid="00bdd9ab" officeooo:paragraph-rsid="00e22abb"/>
    </style:style>
    <style:style style:name="P60" style:family="paragraph" style:parent-style-name="Table_20_Contents">
      <style:text-properties style:font-name="Liberation Serif" fo:font-size="8pt" officeooo:rsid="00bdd9ab" officeooo:paragraph-rsid="00e22abb"/>
    </style:style>
    <style:style style:name="P61" style:family="paragraph" style:parent-style-name="Table_20_Contents">
      <style:text-properties style:font-name="Liberation Serif" fo:font-size="8pt" officeooo:rsid="00d30796" officeooo:paragraph-rsid="00e22abb"/>
    </style:style>
    <style:style style:name="P62" style:family="paragraph" style:parent-style-name="Table_20_Contents">
      <style:text-properties style:font-name="Liberation Serif" fo:font-size="8pt" officeooo:rsid="00e67f07" officeooo:paragraph-rsid="00e67f07"/>
    </style:style>
    <style:style style:name="P63" style:family="paragraph" style:parent-style-name="Table_20_Contents">
      <style:text-properties officeooo:paragraph-rsid="00e22abb"/>
    </style:style>
    <style:style style:name="P64" style:family="paragraph" style:parent-style-name="Table_20_Contents">
      <style:text-properties officeooo:paragraph-rsid="00e47cc5"/>
    </style:style>
    <style:style style:name="P65" style:family="paragraph" style:parent-style-name="Table_20_Contents">
      <style:text-properties fo:font-size="9pt" officeooo:paragraph-rsid="00e22abb" style:font-size-asian="11pt" style:font-size-complex="11pt"/>
    </style:style>
    <style:style style:name="P66" style:family="paragraph" style:parent-style-name="Text_20_body">
      <style:text-properties fo:color="#000000" style:font-name="Liberation Serif" fo:font-size="11pt" officeooo:rsid="0091e3e4" officeooo:paragraph-rsid="0091e3e4" style:font-size-asian="11pt" style:font-size-complex="11pt"/>
    </style:style>
    <style:style style:name="P67" style:family="paragraph" style:parent-style-name="Text_20_body">
      <style:text-properties fo:color="#000000" style:font-name="Liberation Serif" fo:font-size="11pt" officeooo:rsid="00867211" officeooo:paragraph-rsid="00867211" style:font-size-asian="11pt" style:font-size-complex="11pt"/>
    </style:style>
    <style:style style:name="P68" style:family="paragraph" style:parent-style-name="Text_20_body">
      <style:text-properties fo:color="#000000" style:font-name="Liberation Serif" fo:font-size="11pt" officeooo:rsid="001ceba7" officeooo:paragraph-rsid="0029dc81" style:font-size-asian="11pt" style:font-size-complex="11pt"/>
    </style:style>
    <style:style style:name="P69" style:family="paragraph" style:parent-style-name="Text_20_body">
      <style:text-properties fo:color="#000000" style:font-name="Liberation Serif" fo:font-size="11pt" officeooo:rsid="000e7376" officeooo:paragraph-rsid="0029dc81" style:font-size-asian="11pt" style:font-size-complex="11pt"/>
    </style:style>
    <style:style style:name="P70" style:family="paragraph" style:parent-style-name="Text_20_body">
      <style:text-properties fo:color="#000000" style:font-name="Liberation Serif" fo:font-size="11pt" officeooo:rsid="00725249" officeooo:paragraph-rsid="00725249" style:font-size-asian="11pt" style:font-size-complex="11pt"/>
    </style:style>
    <style:style style:name="P71" style:family="paragraph" style:parent-style-name="Text_20_body">
      <style:text-properties fo:color="#000000" style:font-name="Liberation Serif" fo:font-size="11pt" officeooo:rsid="006e8721" officeooo:paragraph-rsid="006e8721" style:font-size-asian="11pt" style:font-size-complex="11pt"/>
    </style:style>
    <style:style style:name="P72" style:family="paragraph" style:parent-style-name="Text_20_body">
      <style:text-properties fo:color="#000000" style:font-name="Liberation Serif" fo:font-size="11pt" officeooo:rsid="0074f555" officeooo:paragraph-rsid="0074f555" style:font-size-asian="11pt" style:font-size-complex="11pt"/>
    </style:style>
    <style:style style:name="P73" style:family="paragraph" style:parent-style-name="Text_20_body">
      <style:paragraph-properties fo:text-align="start" style:justify-single-word="false"/>
      <style:text-properties fo:color="#000000" style:font-name="Liberation Serif" fo:font-size="11pt" officeooo:rsid="0074f555" officeooo:paragraph-rsid="008351ef" style:font-size-asian="11pt" style:font-size-complex="11pt"/>
    </style:style>
    <style:style style:name="P74" style:family="paragraph" style:parent-style-name="Text_20_body">
      <style:paragraph-properties fo:text-align="start" style:justify-single-word="false"/>
      <style:text-properties fo:color="#000000" style:font-name="Liberation Serif" fo:font-size="11pt" officeooo:rsid="0074f555" officeooo:paragraph-rsid="00adac9e" style:font-size-asian="11pt" style:font-size-complex="11pt"/>
    </style:style>
    <style:style style:name="P75" style:family="paragraph" style:parent-style-name="Text_20_body">
      <style:paragraph-properties fo:text-align="start" style:justify-single-word="false"/>
      <style:text-properties fo:color="#000000" style:font-name="Liberation Serif" fo:font-size="11pt" officeooo:rsid="0074f555" officeooo:paragraph-rsid="00765edd" style:font-size-asian="11pt" style:font-size-complex="11pt"/>
    </style:style>
    <style:style style:name="P76" style:family="paragraph" style:parent-style-name="Text_20_body">
      <style:paragraph-properties fo:text-align="start" style:justify-single-word="false"/>
      <style:text-properties fo:color="#000000" style:font-name="Liberation Serif" fo:font-size="11pt" officeooo:rsid="0074f555" officeooo:paragraph-rsid="003ab482" style:font-size-asian="11pt" style:font-size-complex="11pt"/>
    </style:style>
    <style:style style:name="P77" style:family="paragraph" style:parent-style-name="Text_20_body">
      <style:text-properties fo:color="#000000" style:font-name="Liberation Serif" fo:font-size="11pt" officeooo:rsid="001e0ceb" officeooo:paragraph-rsid="0074f555" style:font-size-asian="11pt" style:font-size-complex="11pt"/>
    </style:style>
    <style:style style:name="P78" style:family="paragraph" style:parent-style-name="Text_20_body">
      <style:paragraph-properties fo:text-align="start" style:justify-single-word="false"/>
      <style:text-properties fo:color="#000000" style:font-name="Liberation Serif" fo:font-size="11pt" officeooo:rsid="0099b3d6" officeooo:paragraph-rsid="0099b3d6" style:font-size-asian="11pt" style:font-size-complex="11pt"/>
    </style:style>
    <style:style style:name="P79" style:family="paragraph" style:parent-style-name="Text_20_body">
      <style:paragraph-properties fo:text-align="start" style:justify-single-word="false"/>
      <style:text-properties fo:color="#000000" style:font-name="Liberation Serif" fo:font-size="11pt" officeooo:rsid="00195259" officeooo:paragraph-rsid="0032734d" style:font-size-asian="11pt" style:font-size-complex="11pt"/>
    </style:style>
    <style:style style:name="P80" style:family="paragraph" style:parent-style-name="Text_20_body">
      <style:paragraph-properties fo:text-align="start" style:justify-single-word="false"/>
      <style:text-properties fo:color="#000000" style:font-name="Liberation Serif" fo:font-size="11pt" officeooo:rsid="003ab482" officeooo:paragraph-rsid="003ab482" style:font-size-asian="11pt" style:font-size-complex="11pt"/>
    </style:style>
    <style:style style:name="P81" style:family="paragraph" style:parent-style-name="Text_20_body">
      <style:paragraph-properties fo:text-align="start" style:justify-single-word="false"/>
      <style:text-properties fo:color="#000000" style:font-name="Liberation Serif" fo:font-size="11pt" officeooo:rsid="008613d7" officeooo:paragraph-rsid="008762e5" style:font-size-asian="11pt" style:font-size-complex="11pt"/>
    </style:style>
    <style:style style:name="P82" style:family="paragraph" style:parent-style-name="Text_20_body">
      <style:paragraph-properties fo:text-align="start" style:justify-single-word="false"/>
      <style:text-properties fo:color="#000000" style:font-name="Liberation Serif" fo:font-size="11pt" officeooo:rsid="008613d7" officeooo:paragraph-rsid="008613d7" style:font-size-asian="11pt" style:font-size-complex="11pt"/>
    </style:style>
    <style:style style:name="P83" style:family="paragraph" style:parent-style-name="Text_20_body">
      <style:text-properties fo:color="#000000" style:font-name="Liberation Serif" fo:font-size="11pt" officeooo:rsid="00d90d10" officeooo:paragraph-rsid="00d90d10" style:font-size-asian="11pt" style:font-size-complex="11pt"/>
    </style:style>
    <style:style style:name="P84" style:family="paragraph" style:parent-style-name="Text_20_body">
      <style:paragraph-properties fo:text-align="start" style:justify-single-word="false"/>
      <style:text-properties fo:color="#000000" style:font-name="Liberation Serif" fo:font-size="11pt" officeooo:rsid="00e0556a" officeooo:paragraph-rsid="00e0556a" style:font-size-asian="11pt" style:font-size-complex="11pt"/>
    </style:style>
    <style:style style:name="P85" style:family="paragraph" style:parent-style-name="Text_20_body">
      <style:text-properties fo:color="#000000" style:font-name="Liberation Serif" fo:font-size="11pt" officeooo:rsid="0012b10d" officeooo:paragraph-rsid="00e22abb" style:font-size-asian="11pt" style:font-size-complex="11pt"/>
    </style:style>
    <style:style style:name="P86" style:family="paragraph" style:parent-style-name="Text_20_body">
      <style:text-properties fo:color="#000000" style:font-name="Liberation Serif" fo:font-size="11pt" officeooo:rsid="003bd44d" officeooo:paragraph-rsid="00e22abb" style:font-size-asian="11pt" style:font-size-complex="11pt"/>
    </style:style>
    <style:style style:name="P87" style:family="paragraph" style:parent-style-name="Text_20_body">
      <style:paragraph-properties fo:text-align="start" style:justify-single-word="false"/>
      <style:text-properties fo:color="#000000" style:font-name="Liberation Serif" fo:font-size="11pt" officeooo:rsid="00e3f235" officeooo:paragraph-rsid="00e3f235" style:font-size-asian="11pt" style:font-size-complex="11pt"/>
    </style:style>
    <style:style style:name="P88" style:family="paragraph" style:parent-style-name="Text_20_body">
      <style:paragraph-properties fo:text-align="start" style:justify-single-word="false"/>
      <style:text-properties fo:color="#000000" style:font-name="Liberation Serif" fo:font-size="11pt" officeooo:rsid="00ee7f55" officeooo:paragraph-rsid="00ee7f55" style:font-size-asian="11pt" style:font-size-complex="11pt"/>
    </style:style>
    <style:style style:name="P89" style:family="paragraph" style:parent-style-name="Text_20_body">
      <style:text-properties fo:color="#000000" style:font-name="Liberation Serif" fo:font-size="11pt" officeooo:rsid="00ee7f55" officeooo:paragraph-rsid="00ee7f55" style:font-size-asian="11pt" style:font-size-complex="11pt"/>
    </style:style>
    <style:style style:name="P90" style:family="paragraph" style:parent-style-name="Text_20_body">
      <style:text-properties fo:color="#000000" style:font-name="Liberation Serif" fo:font-size="11pt" officeooo:rsid="00ee7f55" officeooo:paragraph-rsid="00efb0dc" style:font-size-asian="11pt" style:font-size-complex="11pt"/>
    </style:style>
    <style:style style:name="P91" style:family="paragraph" style:parent-style-name="Text_20_body">
      <style:text-properties fo:color="#000000" style:font-name="Liberation Serif" fo:font-size="11pt" officeooo:rsid="00ee7f55" officeooo:paragraph-rsid="0051105d" style:font-size-asian="11pt" style:font-size-complex="11pt"/>
    </style:style>
    <style:style style:name="P92" style:family="paragraph" style:parent-style-name="Text_20_body">
      <style:text-properties fo:color="#000000" style:font-name="Liberation Serif" fo:font-size="11pt" officeooo:rsid="00ee7f55" officeooo:paragraph-rsid="00512519" style:font-size-asian="11pt" style:font-size-complex="11pt"/>
    </style:style>
    <style:style style:name="P93" style:family="paragraph" style:parent-style-name="Text_20_body">
      <style:paragraph-properties fo:text-align="end" style:justify-single-word="false"/>
      <style:text-properties fo:color="#000000" style:font-name="Liberation Serif" fo:font-size="11pt" fo:font-weight="bold" officeooo:rsid="0016a9e0" officeooo:paragraph-rsid="00adac9e" style:font-size-asian="11pt" style:font-weight-asian="bold" style:font-size-complex="11pt" style:font-weight-complex="bold"/>
    </style:style>
    <style:style style:name="P94" style:family="paragraph" style:parent-style-name="Text_20_body">
      <style:paragraph-properties fo:text-align="justify" style:justify-single-word="false"/>
      <style:text-properties fo:color="#000000" style:font-name="Liberation Serif" officeooo:rsid="000ba29d" officeooo:paragraph-rsid="002f1dea"/>
    </style:style>
    <style:style style:name="P95" style:family="paragraph" style:parent-style-name="Text_20_body">
      <style:paragraph-properties fo:text-align="start" style:justify-single-word="false"/>
      <style:text-properties officeooo:paragraph-rsid="008351ef"/>
    </style:style>
    <style:style style:name="P96" style:family="paragraph" style:parent-style-name="Text_20_body">
      <style:paragraph-properties fo:text-align="start" style:justify-single-word="false"/>
      <style:text-properties officeooo:paragraph-rsid="008de58c"/>
    </style:style>
    <style:style style:name="P97" style:family="paragraph" style:parent-style-name="Text_20_body">
      <style:paragraph-properties fo:text-align="start" style:justify-single-word="false"/>
      <style:text-properties officeooo:paragraph-rsid="00f47eeb"/>
    </style:style>
    <style:style style:name="P98" style:family="paragraph" style:parent-style-name="Text_20_body">
      <style:text-properties officeooo:paragraph-rsid="0091e3e4"/>
    </style:style>
    <style:style style:name="P99" style:family="paragraph" style:parent-style-name="Text_20_body">
      <style:text-properties officeooo:rsid="00a441a3" officeooo:paragraph-rsid="00a441a3"/>
    </style:style>
    <style:style style:name="P100" style:family="paragraph" style:parent-style-name="Text_20_body">
      <style:text-properties fo:color="#666666" fo:font-size="10pt" officeooo:rsid="00a441a3" officeooo:paragraph-rsid="00a441a3" style:font-size-asian="10pt" style:font-size-complex="10pt"/>
    </style:style>
    <style:style style:name="P101" style:family="paragraph" style:parent-style-name="Text_20_body">
      <style:text-properties officeooo:paragraph-rsid="00e22abb"/>
    </style:style>
    <style:style style:name="P102" style:family="paragraph" style:parent-style-name="Text_20_body">
      <style:paragraph-properties fo:text-align="justify" style:justify-single-word="false"/>
      <style:text-properties officeooo:paragraph-rsid="00e3f235"/>
    </style:style>
    <style:style style:name="P103" style:family="paragraph" style:parent-style-name="Text_20_body">
      <style:text-properties officeooo:paragraph-rsid="00e7db70"/>
    </style:style>
    <style:style style:name="P104" style:family="paragraph" style:parent-style-name="Text_20_body">
      <style:paragraph-properties fo:text-align="end" style:justify-single-word="false"/>
      <style:text-properties fo:font-weight="bold" officeooo:paragraph-rsid="00adac9e" style:font-weight-asian="bold" style:font-weight-complex="bold"/>
    </style:style>
    <style:style style:name="P105" style:family="paragraph" style:parent-style-name="Text_20_body">
      <style:text-properties officeooo:paragraph-rsid="00ee7f55"/>
    </style:style>
    <style:style style:name="P106" style:family="paragraph" style:parent-style-name="Text_20_body">
      <style:text-properties officeooo:paragraph-rsid="00867211"/>
    </style:style>
    <style:style style:name="P107" style:family="paragraph" style:parent-style-name="Table_20_Contents">
      <style:paragraph-properties fo:margin-top="0.198in" fo:margin-bottom="0.198in" loext:contextual-spacing="false" fo:text-align="end" style:justify-single-word="false"/>
      <style:text-properties fo:color="#000000" style:font-name="Liberation Serif" fo:font-size="11pt" officeooo:rsid="00bbdbd6" officeooo:paragraph-rsid="00e22abb" style:font-size-asian="11pt" style:font-size-complex="11pt"/>
    </style:style>
    <style:style style:name="P108" style:family="paragraph" style:parent-style-name="Table_20_Contents">
      <style:paragraph-properties fo:margin-top="0.198in" fo:margin-bottom="0.198in" loext:contextual-spacing="false" fo:text-align="end" style:justify-single-word="false"/>
      <style:text-properties fo:color="#000000" style:font-name="Liberation Serif" fo:font-size="11pt" officeooo:rsid="007b1991" officeooo:paragraph-rsid="00e22abb" style:font-size-asian="11pt" style:font-size-complex="11pt"/>
    </style:style>
    <style:style style:name="P109" style:family="paragraph" style:parent-style-name="Table_20_Contents">
      <style:paragraph-properties fo:margin-top="0in" fo:margin-bottom="0in" loext:contextual-spacing="false" fo:text-align="end" style:justify-single-word="false"/>
      <style:text-properties fo:color="#000000" style:font-name="Liberation Serif" fo:font-weight="bold" officeooo:rsid="00bbdbd6" officeooo:paragraph-rsid="00eb9444" style:font-weight-asian="bold" style:font-weight-complex="bold"/>
    </style:style>
    <style:style style:name="P110" style:family="paragraph" style:parent-style-name="Table_20_Contents">
      <style:paragraph-properties fo:margin-top="0in" fo:margin-bottom="0in" loext:contextual-spacing="false" fo:text-align="end" style:justify-single-word="false"/>
      <style:text-properties fo:color="#000000" style:font-name="Liberation Serif" fo:font-weight="bold" officeooo:rsid="00bbdbd6" officeooo:paragraph-rsid="00e22abb" style:font-weight-asian="bold" style:font-weight-complex="bold"/>
    </style:style>
    <style:style style:name="P111" style:family="paragraph" style:parent-style-name="Heading_20_1">
      <style:paragraph-properties fo:text-align="center" style:justify-single-word="false"/>
      <style:text-properties fo:color="#000000" style:font-name="Liberation Serif" officeooo:rsid="00346377" officeooo:paragraph-rsid="00346377"/>
    </style:style>
    <style:style style:name="P112" style:family="paragraph" style:parent-style-name="Heading_20_1">
      <style:paragraph-properties fo:text-align="center" style:justify-single-word="false"/>
      <style:text-properties fo:color="#000000" style:font-name="Liberation Serif" officeooo:paragraph-rsid="00b61ab0"/>
    </style:style>
    <style:style style:name="P113" style:family="paragraph" style:parent-style-name="Heading_20_1">
      <style:paragraph-properties fo:text-align="center" style:justify-single-word="false"/>
      <style:text-properties fo:color="#000000" style:font-name="Liberation Serif" officeooo:paragraph-rsid="00e22abb"/>
    </style:style>
    <style:style style:name="P114" style:family="paragraph" style:parent-style-name="Heading_20_1">
      <style:paragraph-properties fo:text-align="center" style:justify-single-word="false"/>
      <style:text-properties fo:color="#000000" style:font-name="Liberation Serif" officeooo:paragraph-rsid="0074f555"/>
    </style:style>
    <style:style style:name="P115" style:family="paragraph" style:parent-style-name="Heading_20_1">
      <style:paragraph-properties fo:text-align="center" style:justify-single-word="false"/>
      <style:text-properties fo:color="#000000" style:font-name="Liberation Serif" officeooo:paragraph-rsid="00780032"/>
    </style:style>
    <style:style style:name="P116" style:family="paragraph" style:parent-style-name="Heading_20_1">
      <style:paragraph-properties fo:text-align="center" style:justify-single-word="false"/>
      <style:text-properties fo:color="#000000" style:font-name="Liberation Serif" officeooo:rsid="00e22abb" officeooo:paragraph-rsid="00e22abb"/>
    </style:style>
    <style:style style:name="P117" style:family="paragraph" style:parent-style-name="Heading_20_1">
      <style:paragraph-properties fo:text-align="center" style:justify-single-word="false"/>
      <style:text-properties fo:color="#000000" style:font-name="Liberation Serif" officeooo:rsid="00b61ab0" officeooo:paragraph-rsid="00e22abb"/>
    </style:style>
    <style:style style:name="P118" style:family="paragraph" style:parent-style-name="Heading_20_1">
      <style:paragraph-properties fo:text-align="center" style:justify-single-word="false"/>
      <style:text-properties fo:color="#000000" style:font-name="Liberation Serif" officeooo:rsid="00ad756d" officeooo:paragraph-rsid="00e22abb"/>
    </style:style>
    <style:style style:name="P119" style:family="paragraph" style:parent-style-name="Heading_20_1">
      <style:paragraph-properties fo:text-align="center" style:justify-single-word="false"/>
      <style:text-properties fo:color="#000000" style:font-name="Liberation Serif" officeooo:rsid="008351ef" officeooo:paragraph-rsid="00adac9e"/>
    </style:style>
    <style:style style:name="P120" style:family="paragraph" style:parent-style-name="Heading_20_1">
      <style:paragraph-properties fo:text-align="center" style:justify-single-word="false"/>
      <style:text-properties fo:color="#000000" style:font-name="Liberation Serif" officeooo:rsid="0074f555" officeooo:paragraph-rsid="0074f555"/>
    </style:style>
    <style:style style:name="P121" style:family="paragraph" style:parent-style-name="Heading_20_1">
      <style:paragraph-properties fo:text-align="center" style:justify-single-word="false"/>
      <style:text-properties fo:color="#000000" style:font-name="Liberation Serif" officeooo:rsid="006e8721" officeooo:paragraph-rsid="0074f555"/>
    </style:style>
    <style:style style:name="P122" style:family="paragraph" style:parent-style-name="Table_20_Contents">
      <style:paragraph-properties fo:text-align="end" style:justify-single-word="false"/>
      <style:text-properties style:font-name="Liberation Serif" fo:font-size="8pt" officeooo:rsid="00bdd9ab" officeooo:paragraph-rsid="00e22abb"/>
    </style:style>
    <style:style style:name="P123" style:family="paragraph" style:parent-style-name="Table_20_Contents">
      <style:text-properties style:font-name="Liberation Serif" fo:font-size="8pt" officeooo:rsid="00f8aabd" officeooo:paragraph-rsid="00f8aabd"/>
    </style:style>
    <style:style style:name="T1" style:family="text">
      <style:text-properties style:text-position="super 58%"/>
    </style:style>
    <style:style style:name="T2" style:family="text">
      <style:text-properties style:text-position="super 58%" officeooo:rsid="002ea211"/>
    </style:style>
    <style:style style:name="T3" style:family="text">
      <style:text-properties style:text-position="super 58%" officeooo:rsid="00586529"/>
    </style:style>
    <style:style style:name="T4" style:family="text">
      <style:text-properties officeooo:rsid="0014d266"/>
    </style:style>
    <style:style style:name="T5" style:family="text">
      <style:text-properties fo:font-style="italic" style:font-style-asian="italic" style:font-style-complex="italic"/>
    </style:style>
    <style:style style:name="T6" style:family="text">
      <style:text-properties fo:font-style="italic" officeooo:rsid="00e67f07" style:font-style-asian="italic" style:font-style-complex="italic"/>
    </style:style>
    <style:style style:name="T7" style:family="text">
      <style:text-properties style:font-name="Liberation Serif" officeooo:rsid="0016a9e0"/>
    </style:style>
    <style:style style:name="T8" style:family="text">
      <style:text-properties style:font-name="Liberation Serif" officeooo:rsid="00adac9e"/>
    </style:style>
    <style:style style:name="T9" style:family="text">
      <style:text-properties style:font-name="Liberation Serif" fo:font-size="8pt" officeooo:rsid="00d30796"/>
    </style:style>
    <style:style style:name="T10" style:family="text">
      <style:text-properties style:font-name="Liberation Serif" fo:font-size="8pt" officeooo:rsid="00bdd9ab"/>
    </style:style>
    <style:style style:name="T11" style:family="text">
      <style:text-properties style:font-name="Liberation Serif" fo:font-size="8pt" officeooo:rsid="00f89f89"/>
    </style:style>
    <style:style style:name="T12" style:family="text">
      <style:text-properties officeooo:rsid="00223e26"/>
    </style:style>
    <style:style style:name="T13" style:family="text">
      <style:text-properties officeooo:rsid="002ea211"/>
    </style:style>
    <style:style style:name="T14" style:family="text">
      <style:text-properties fo:color="#000000" style:font-name="Liberation Serif" fo:font-size="11pt" officeooo:rsid="00256902" style:font-size-asian="11pt" style:font-size-complex="11pt"/>
    </style:style>
    <style:style style:name="T15" style:family="text">
      <style:text-properties fo:color="#000000" style:font-name="Liberation Serif" fo:font-size="11pt" officeooo:rsid="0074f555" style:font-size-asian="11pt" style:font-size-complex="11pt"/>
    </style:style>
    <style:style style:name="T16" style:family="text">
      <style:text-properties fo:color="#000000" style:font-name="Liberation Serif" fo:font-size="11pt" officeooo:rsid="0016a9e0" style:font-size-asian="11pt" style:font-size-complex="11pt"/>
    </style:style>
    <style:style style:name="T17" style:family="text">
      <style:text-properties fo:color="#000000" style:font-name="Liberation Serif" fo:font-size="11pt" officeooo:rsid="00871896" style:font-size-asian="11pt" style:font-size-complex="11pt"/>
    </style:style>
    <style:style style:name="T18" style:family="text">
      <style:text-properties fo:color="#000000" style:font-name="Liberation Serif" fo:font-size="11pt" officeooo:rsid="008de58c" style:font-size-asian="11pt" style:font-size-complex="11pt"/>
    </style:style>
    <style:style style:name="T19" style:family="text">
      <style:text-properties fo:color="#000000" style:font-name="Liberation Serif" fo:font-size="11pt" officeooo:rsid="0091e3e4" style:font-size-asian="11pt" style:font-size-complex="11pt"/>
    </style:style>
    <style:style style:name="T20" style:family="text">
      <style:text-properties fo:color="#000000" style:font-name="Liberation Serif" fo:font-size="11pt" officeooo:rsid="00baf703" style:font-size-asian="11pt" style:font-size-complex="11pt"/>
    </style:style>
    <style:style style:name="T21" style:family="text">
      <style:text-properties fo:color="#000000" style:font-name="Liberation Serif" fo:font-size="11pt" officeooo:rsid="00bbdbd6" style:font-size-asian="11pt" style:font-size-complex="11pt"/>
    </style:style>
    <style:style style:name="T22" style:family="text">
      <style:text-properties fo:color="#000000" style:font-name="Liberation Serif" fo:font-size="11pt" officeooo:rsid="001b2410" style:font-size-asian="11pt" style:font-size-complex="11pt"/>
    </style:style>
    <style:style style:name="T23" style:family="text">
      <style:text-properties fo:color="#000000" style:font-name="Liberation Serif" fo:font-size="11pt" officeooo:rsid="007b1991" style:font-size-asian="11pt" style:font-size-complex="11pt"/>
    </style:style>
    <style:style style:name="T24" style:family="text">
      <style:text-properties fo:color="#000000" style:font-name="Liberation Serif" fo:font-size="11pt" officeooo:rsid="00e993d8" style:font-size-asian="11pt" style:font-size-complex="11pt"/>
    </style:style>
    <style:style style:name="T25" style:family="text">
      <style:text-properties fo:color="#000000" style:font-name="Liberation Serif" fo:font-size="11pt" officeooo:rsid="00eb9444" style:font-size-asian="11pt" style:font-size-complex="11pt"/>
    </style:style>
    <style:style style:name="T26" style:family="text">
      <style:text-properties fo:color="#000000" style:font-name="Liberation Serif" fo:font-size="11pt" officeooo:rsid="00867211" style:font-size-asian="11pt" style:font-size-complex="11pt"/>
    </style:style>
    <style:style style:name="T27" style:family="text">
      <style:text-properties fo:color="#000000" style:font-name="Liberation Serif" fo:font-size="11pt" officeooo:rsid="00efb0dc" style:font-size-asian="11pt" style:font-size-complex="11pt"/>
    </style:style>
    <style:style style:name="T28" style:family="text">
      <style:text-properties fo:color="#000000" style:font-name="Liberation Serif" fo:font-size="11pt" officeooo:rsid="00f3db5a" style:font-size-asian="11pt" style:font-size-complex="11pt"/>
    </style:style>
    <style:style style:name="T29" style:family="text">
      <style:text-properties fo:color="#000000" style:font-name="Liberation Serif" officeooo:rsid="00ccc25e"/>
    </style:style>
    <style:style style:name="T30" style:family="text">
      <style:text-properties fo:color="#000000" style:font-name="Liberation Serif" officeooo:rsid="00cbdfb5"/>
    </style:style>
    <style:style style:name="T31" style:family="text">
      <style:text-properties fo:color="#000000" style:font-name="Liberation Serif" officeooo:rsid="00c837c5"/>
    </style:style>
    <style:style style:name="T32" style:family="text">
      <style:text-properties fo:color="#000000" style:font-name="Liberation Serif" officeooo:rsid="00e3f235"/>
    </style:style>
    <style:style style:name="T33" style:family="text">
      <style:text-properties fo:color="#000000" style:font-name="Liberation Serif" officeooo:rsid="00e4af47"/>
    </style:style>
    <style:style style:name="T34" style:family="text">
      <style:text-properties fo:color="#000000" style:font-name="Liberation Serif" fo:font-weight="bold" officeooo:rsid="0052d69d" style:font-weight-asian="bold" style:font-weight-complex="bold"/>
    </style:style>
    <style:style style:name="T35" style:family="text">
      <style:text-properties fo:color="#000000" style:font-name="Liberation Serif" fo:font-weight="bold" officeooo:rsid="00bbdbd6" style:font-weight-asian="bold" style:font-weight-complex="bold"/>
    </style:style>
    <style:style style:name="T36" style:family="text">
      <style:text-properties fo:color="#000000" style:font-name="Liberation Serif" fo:font-weight="bold" officeooo:rsid="00c1f402" style:font-weight-asian="bold" style:font-weight-complex="bold"/>
    </style:style>
    <style:style style:name="T37" style:family="text">
      <style:text-properties fo:color="#000000" style:font-name="Liberation Serif" fo:font-weight="bold" officeooo:rsid="00e67f07" style:font-weight-asian="bold" style:font-weight-complex="bold"/>
    </style:style>
    <style:style style:name="T38" style:family="text">
      <style:text-properties fo:color="#000000" style:font-name="Liberation Serif" fo:font-weight="bold" officeooo:rsid="00c33147" style:font-weight-asian="bold" style:font-weight-complex="bold"/>
    </style:style>
    <style:style style:name="T39" style:family="text">
      <style:text-properties fo:color="#000000" style:font-name="Liberation Serif" fo:font-weight="bold" officeooo:rsid="00c48ebb" style:font-weight-asian="bold" style:font-weight-complex="bold"/>
    </style:style>
    <style:style style:name="T40" style:family="text">
      <style:text-properties fo:color="#000000" style:font-name="Liberation Serif" officeooo:rsid="00f73866"/>
    </style:style>
    <style:style style:name="T41" style:family="text">
      <style:text-properties fo:color="#000000" fo:font-size="11pt" style:font-size-asian="11pt" style:font-size-complex="11pt"/>
    </style:style>
    <style:style style:name="T42" style:family="text">
      <style:text-properties fo:color="#000000" fo:font-size="11pt" officeooo:rsid="00e47cc5" style:font-size-asian="11pt" style:font-size-complex="11pt"/>
    </style:style>
    <style:style style:name="T43" style:family="text">
      <style:text-properties fo:color="#000000" fo:font-size="11pt" officeooo:rsid="00f47eeb" style:font-size-asian="11pt" style:font-size-complex="11pt"/>
    </style:style>
    <style:style style:name="T44" style:family="text">
      <style:text-properties officeooo:rsid="003016d8"/>
    </style:style>
    <style:style style:name="T45" style:family="text">
      <style:text-properties officeooo:rsid="0054f304"/>
    </style:style>
    <style:style style:name="T46" style:family="text">
      <style:text-properties officeooo:rsid="0057d250"/>
    </style:style>
    <style:style style:name="T47" style:family="text">
      <style:text-properties officeooo:rsid="00586529"/>
    </style:style>
    <style:style style:name="T48" style:family="text">
      <style:text-properties officeooo:rsid="005d71f3"/>
    </style:style>
    <style:style style:name="T49" style:family="text">
      <style:text-properties officeooo:rsid="005e7e1f"/>
    </style:style>
    <style:style style:name="T50" style:family="text">
      <style:text-properties officeooo:rsid="006940c3"/>
    </style:style>
    <style:style style:name="T51" style:family="text">
      <style:text-properties officeooo:rsid="00725249"/>
    </style:style>
    <style:style style:name="T52" style:family="text">
      <style:text-properties officeooo:rsid="0074f555"/>
    </style:style>
    <style:style style:name="T53" style:family="text">
      <style:text-properties officeooo:rsid="00780032"/>
    </style:style>
    <style:style style:name="T54" style:family="text">
      <style:text-properties officeooo:rsid="007b1991"/>
    </style:style>
    <style:style style:name="T55" style:family="text">
      <style:text-properties fo:color="#000080" style:font-name="Liberation Serif" fo:font-size="11pt" fo:language="zxx" fo:country="none" style:text-underline-style="solid" style:text-underline-width="auto" style:text-underline-color="font-color" officeooo:rsid="0074f555" style:font-size-asian="11pt" style:language-asian="zxx" style:country-asian="none" style:font-size-complex="11pt" style:language-complex="zxx" style:country-complex="none"/>
    </style:style>
    <style:style style:name="T56" style:family="text">
      <style:text-properties fo:color="#000080" style:font-name="Liberation Serif" fo:font-size="11pt" fo:language="zxx" fo:country="none" style:text-underline-style="solid" style:text-underline-width="auto" style:text-underline-color="font-color" officeooo:rsid="009a13bd" style:font-size-asian="11pt" style:language-asian="zxx" style:country-asian="none" style:font-size-complex="11pt" style:language-complex="zxx" style:country-complex="none"/>
    </style:style>
    <style:style style:name="T57" style:family="text">
      <style:text-properties fo:color="#000080" style:font-name="Liberation Serif" fo:font-size="11pt" fo:language="zxx" fo:country="none" style:text-underline-style="solid" style:text-underline-width="auto" style:text-underline-color="font-color" fo:font-weight="normal" officeooo:rsid="007b1991" style:font-size-asian="11pt" style:language-asian="zxx" style:country-asian="none" style:font-weight-asian="normal" style:font-size-complex="11pt" style:language-complex="zxx" style:country-complex="none" style:font-weight-complex="normal"/>
    </style:style>
    <style:style style:name="T58" style:family="text">
      <style:text-properties fo:color="#000080" style:font-name="Liberation Serif" fo:font-size="11pt" fo:language="zxx" fo:country="none" style:text-underline-style="solid" style:text-underline-width="auto" style:text-underline-color="font-color" fo:font-weight="normal" officeooo:rsid="00e47cc5" style:font-size-asian="11pt" style:language-asian="zxx" style:country-asian="none" style:font-weight-asian="normal" style:font-size-complex="11pt" style:language-complex="zxx" style:country-complex="none" style:font-weight-complex="normal"/>
    </style:style>
    <style:style style:name="T59" style:family="text">
      <style:text-properties fo:color="#000080" style:font-name="Liberation Serif" fo:font-size="8pt" fo:language="zxx" fo:country="none" style:text-underline-style="solid" style:text-underline-width="auto" style:text-underline-color="font-color" officeooo:rsid="00baf703" style:font-size-asian="8pt" style:language-asian="zxx" style:country-asian="none" style:font-size-complex="8pt" style:language-complex="zxx" style:country-complex="none"/>
    </style:style>
    <style:style style:name="T60" style:family="text">
      <style:text-properties fo:color="#000080" style:font-name="Liberation Serif" fo:font-size="8pt" fo:language="zxx" fo:country="none" style:text-underline-style="solid" style:text-underline-width="auto" style:text-underline-color="font-color" officeooo:rsid="00e7db70" style:font-size-asian="8pt" style:language-asian="zxx" style:country-asian="none" style:font-size-complex="8pt" style:language-complex="zxx" style:country-complex="none"/>
    </style:style>
    <style:style style:name="T61" style:family="text">
      <style:text-properties fo:color="#666666"/>
    </style:style>
    <style:style style:name="T62" style:family="text">
      <style:text-properties fo:color="#666666" style:font-name="Liberation Serif" fo:font-size="8pt" officeooo:rsid="00871896"/>
    </style:style>
    <style:style style:name="T63" style:family="text">
      <style:text-properties fo:color="#666666" style:font-name="Liberation Serif" fo:font-size="8pt" officeooo:rsid="008762e5"/>
    </style:style>
    <style:style style:name="T64" style:family="text">
      <style:text-properties fo:color="#666666" style:font-name="Liberation Serif" fo:font-size="8pt" style:font-size-asian="8pt" style:font-size-complex="8pt"/>
    </style:style>
    <style:style style:name="T65" style:family="text">
      <style:text-properties fo:color="#666666" style:font-name="Liberation Serif" fo:font-size="8pt" officeooo:rsid="00871896" style:font-size-asian="8pt" style:font-size-complex="8pt"/>
    </style:style>
    <style:style style:name="T66" style:family="text">
      <style:text-properties fo:color="#666666" style:font-name="Liberation Serif" fo:font-size="8pt" officeooo:rsid="00f4ebee" style:font-size-asian="8pt" style:font-size-complex="8pt"/>
    </style:style>
    <style:style style:name="T67" style:family="text">
      <style:text-properties fo:color="#666666" style:font-name="Liberation Serif" fo:font-size="8pt" fo:font-weight="normal" officeooo:rsid="00871896" style:font-weight-asian="normal" style:font-weight-complex="normal"/>
    </style:style>
    <style:style style:name="T68" style:family="text">
      <style:text-properties fo:color="#666666" style:font-name="Liberation Serif" fo:font-size="8pt" fo:font-weight="normal" officeooo:rsid="00871896" style:font-size-asian="8pt" style:font-weight-asian="normal" style:font-size-complex="8pt" style:font-weight-complex="normal"/>
    </style:style>
    <style:style style:name="T69" style:family="text">
      <style:text-properties fo:color="#666666" style:font-name="Liberation Serif" fo:font-size="8pt" fo:font-weight="normal" officeooo:rsid="0096cfa5" style:font-size-asian="8pt" style:font-weight-asian="normal" style:font-size-complex="8pt" style:font-weight-complex="normal"/>
    </style:style>
    <style:style style:name="T70" style:family="text">
      <style:text-properties fo:color="#666666" style:font-name="Liberation Serif" fo:font-size="8pt" fo:font-weight="normal" officeooo:rsid="00871896" style:font-size-asian="11pt" style:font-weight-asian="normal" style:font-size-complex="11pt" style:font-weight-complex="normal"/>
    </style:style>
    <style:style style:name="T71" style:family="text">
      <style:text-properties fo:color="#666666" style:font-name="Liberation Serif" fo:font-size="8pt" fo:font-weight="normal" officeooo:rsid="00e7db70" style:font-size-asian="11pt" style:font-weight-asian="normal" style:font-size-complex="11pt" style:font-weight-complex="normal"/>
    </style:style>
    <style:style style:name="T72" style:family="text">
      <style:text-properties fo:color="#666666" style:font-name="Liberation Serif" fo:font-size="8pt" officeooo:rsid="00d971b2"/>
    </style:style>
    <style:style style:name="T73" style:family="text">
      <style:text-properties fo:color="#666666" style:font-name="Liberation Serif" fo:font-size="8pt" officeooo:rsid="00da62ad"/>
    </style:style>
    <style:style style:name="T74" style:family="text">
      <style:text-properties fo:color="#666666" style:font-name="Liberation Serif" fo:font-size="8pt" officeooo:rsid="00dc056d"/>
    </style:style>
    <style:style style:name="T75" style:family="text">
      <style:text-properties fo:color="#666666" style:font-name="Liberation Serif" fo:font-size="8pt" style:text-underline-style="solid" style:text-underline-width="auto" style:text-underline-color="font-color" officeooo:rsid="00d971b2"/>
    </style:style>
    <style:style style:name="T76" style:family="text">
      <style:text-properties fo:color="#666666" style:font-name="Liberation Serif" fo:font-size="8pt" style:text-underline-style="solid" style:text-underline-width="auto" style:text-underline-color="font-color" officeooo:rsid="00871896"/>
    </style:style>
    <style:style style:name="T77" style:family="text">
      <style:text-properties fo:color="#666666" style:font-name="Liberation Serif" fo:font-size="8pt" style:text-underline-style="solid" style:text-underline-width="auto" style:text-underline-color="font-color" officeooo:rsid="00e22abb"/>
    </style:style>
    <style:style style:name="T78" style:family="text">
      <style:text-properties fo:font-variant="normal" fo:text-transform="none" fo:color="#000000" style:font-name="Liberation Serif" fo:font-size="11pt" fo:letter-spacing="normal" fo:font-style="normal" fo:font-weight="normal" officeooo:rsid="00871896" style:font-size-asian="11pt" style:font-size-complex="11pt"/>
    </style:style>
    <style:style style:name="T79" style:family="text">
      <style:text-properties fo:font-variant="normal" fo:text-transform="none" fo:letter-spacing="normal"/>
    </style:style>
    <style:style style:name="T80" style:family="text">
      <style:text-properties fo:font-size="8pt" style:font-size-asian="8pt" style:font-size-complex="8pt"/>
    </style:style>
    <style:style style:name="T81" style:family="text">
      <style:text-properties officeooo:rsid="00937608"/>
    </style:style>
    <style:style style:name="T82" style:family="text">
      <style:text-properties fo:font-size="11pt" style:font-size-asian="11pt" style:font-size-complex="11pt"/>
    </style:style>
    <style:style style:name="T83" style:family="text">
      <style:text-properties officeooo:rsid="0095d8f8"/>
    </style:style>
    <style:style style:name="T84" style:family="text">
      <style:text-properties officeooo:rsid="0099b3d6"/>
    </style:style>
    <style:style style:name="T85" style:family="text">
      <style:text-properties officeooo:rsid="009a13bd"/>
    </style:style>
    <style:style style:name="T86" style:family="text">
      <style:text-properties fo:language="zxx" fo:country="none" style:text-underline-style="solid" style:text-underline-width="auto" style:text-underline-color="font-color" officeooo:rsid="0074f555" style:language-asian="zxx" style:country-asian="none" style:language-complex="zxx" style:country-complex="none"/>
    </style:style>
    <style:style style:name="T87" style:family="text">
      <style:text-properties officeooo:rsid="00a2ca6f"/>
    </style:style>
    <style:style style:name="T88" style:family="text">
      <style:text-properties officeooo:rsid="00a5eb68"/>
    </style:style>
    <style:style style:name="T89" style:family="text">
      <style:text-properties officeooo:rsid="00788415"/>
    </style:style>
    <style:style style:name="T90" style:family="text">
      <style:text-properties officeooo:rsid="00b0f3d7"/>
    </style:style>
    <style:style style:name="T91" style:family="text">
      <style:text-properties fo:font-weight="bold" style:font-weight-asian="bold" style:font-weight-complex="bold"/>
    </style:style>
    <style:style style:name="T92" style:family="text">
      <style:text-properties fo:font-weight="bold" officeooo:rsid="0052d69d" style:font-weight-asian="bold" style:font-weight-complex="bold"/>
    </style:style>
    <style:style style:name="T93" style:family="text">
      <style:text-properties fo:font-weight="bold" officeooo:rsid="005e7e1f" style:font-weight-asian="bold" style:font-weight-complex="bold"/>
    </style:style>
    <style:style style:name="T94" style:family="text">
      <style:text-properties officeooo:rsid="00c0b339"/>
    </style:style>
    <style:style style:name="T95" style:family="text">
      <style:text-properties officeooo:rsid="00d08cb0"/>
    </style:style>
    <style:style style:name="T96" style:family="text">
      <style:text-properties officeooo:rsid="00d1b992"/>
    </style:style>
    <style:style style:name="T97" style:family="text">
      <style:text-properties officeooo:rsid="00d30796"/>
    </style:style>
    <style:style style:name="T98" style:family="text">
      <style:text-properties officeooo:rsid="00d8a7a7"/>
    </style:style>
    <style:style style:name="T99" style:family="text">
      <style:text-properties officeooo:rsid="00e67f07"/>
    </style:style>
    <style:style style:name="T100" style:family="text">
      <style:text-properties officeooo:rsid="00e8361e"/>
    </style:style>
    <style:style style:name="T101" style:family="text">
      <style:text-properties officeooo:rsid="00eb9444"/>
    </style:style>
    <style:style style:name="T102" style:family="text">
      <style:text-properties officeooo:rsid="00ee7f55"/>
    </style:style>
    <style:style style:name="T103" style:family="text">
      <style:text-properties officeooo:rsid="008351ef"/>
    </style:style>
    <style:style style:name="T104" style:family="text">
      <style:text-properties officeooo:rsid="00f1fc92"/>
    </style:style>
    <style:style style:name="T105" style:family="text">
      <style:text-properties officeooo:rsid="00f3db5a"/>
    </style:style>
    <style:style style:name="T106" style:family="text">
      <style:text-properties officeooo:rsid="00f47eeb"/>
    </style:style>
    <style:style style:name="T107" style:family="text">
      <style:text-properties officeooo:rsid="00f89f89"/>
    </style:style>
    <style:style style:name="fr1" style:family="graphic" style:parent-style-name="Graphics">
      <style:graphic-properties style:run-through="foreground" style:wrap="none" style:vertical-pos="middle" style:vertical-rel="baseline" style:horizontal-pos="center" style:horizontal-rel="paragraph" fo:background-color="transparent" draw:fill="none" draw:fill-gradient-name="Gradient_20_1" draw:gradient-step-count="0"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Fullname" table:style-name="Fullname">
        <table:table-column table:style-name="Fullname.A"/>
        <table:table-column table:style-name="Fullname.B"/>
        <table:table-column table:style-name="Fullname.C"/>
        <table:table-column table:style-name="Fullname.D"/>
        <table:table-column table:style-name="Fullname.E"/>
        <table:table-row table:style-name="TableLine94032443261280">
          <table:table-cell table:style-name="Fullname.A1" table:number-rows-spanned="2" office:value-type="string">
            <text:p text:style-name="P30"><draw:frame draw:style-name="fr1" draw:name="Image2" text:anchor-type="as-char" svg:width="0.2472in" svg:height="0.5563in" draw:z-index="0"><draw:image xlink:href="Pictures/1000020100000025000000540953C64151E625E8.png" xlink:type="simple" xlink:show="embed" xlink:actuate="onLoad" loext:mime-type="image/png"/></draw:frame></text:p>
          </table:table-cell>
          <table:table-cell table:style-name="Fullname.B1" table:number-columns-spanned="4" office:value-type="string">
            <text:p text:style-name="P30"><text:span text:style-name="T12">Mohammad</text:span> R. T<text:span text:style-name="T12">ayyebi</text:span></text:p>
          </table:table-cell>
          <table:covered-table-cell/>
          <table:covered-table-cell/>
          <table:covered-table-cell/>
        </table:table-row>
        <table:table-row table:style-name="TableLine94032443499328">
          <table:covered-table-cell/>
          <table:table-cell table:style-name="Fullname.B2" office:value-type="string">
            <text:p text:style-name="P31">E-Mail</text:p>
          </table:table-cell>
          <table:table-cell table:style-name="Fullname.C2" office:value-type="string">
            <text:p text:style-name="P64"><text:a xlink:type="simple" xlink:href="mailto:tayyebimohammadreza+cv@gmail.com" text:style-name="Internet_20_link" text:visited-style-name="Visited_20_Internet_20_Link"><text:span text:style-name="T58">tayyebimohammadreza@gmail.com</text:span></text:a></text:p>
          </table:table-cell>
          <table:table-cell table:style-name="Fullname.D2" office:value-type="string">
            <text:p text:style-name="P34">LinkedIn</text:p>
            <text:p text:style-name="P34">GitHub</text:p>
            <text:p text:style-name="P33">Website</text:p>
            <text:p text:style-name="P35">Mobile</text:p>
          </table:table-cell>
          <table:table-cell table:style-name="Fullname.E2" office:value-type="string">
            <text:p text:style-name="P5"><text:a xlink:type="simple" xlink:href="https://www.linkedin.com/in/mohammadrezatayyebi/" text:style-name="Internet_20_link" text:visited-style-name="Visited_20_Internet_20_Link"><text:span text:style-name="T57">/in/mohammadrezatayyebi</text:span></text:a></text:p>
            <text:p text:style-name="P6"><text:a xlink:type="simple" xlink:href="https://github.com/tayyebi" text:style-name="Internet_20_link" text:visited-style-name="Visited_20_Internet_20_Link"><text:span text:style-name="T58">@tayyebi</text:span></text:a></text:p>
            <text:p text:style-name="P5"><text:a xlink:type="simple" xlink:href="http://kouy.ir/tayyebi" text:style-name="Internet_20_link" text:visited-style-name="Visited_20_Internet_20_Link"><text:span text:style-name="T57">tyyi.net</text:span></text:a></text:p>
            <text:p text:style-name="P3"><text:span text:style-name="T61">+98</text:span> 912 098 22 76</text:p>
          </table:table-cell>
        </table:table-row>
      </table:table>
      <text:p text:style-name="P2">Note: some of the organizations and media, also wrote ‘Tayyebi’ as ‘Tayebi’ / ‘Mohammad’ as ‘Mohamad’ / ‘..dReza’ as ‘..d Reza’ which is also accepted.</text:p>
      <text:p text:style-name="P1"><text:span text:style-name="T62">This document is updated </text:span><text:span text:style-name="T63">on </text:span><text:span text:style-name="T77">Jan</text:span><text:span text:style-name="T76"> </text:span><text:span text:style-name="T77">21</text:span><text:span text:style-name="T75">,</text:span><text:span text:style-name="T76"> 20</text:span><text:span text:style-name="T75">22</text:span><text:span text:style-name="T72">.</text:span><text:span text:style-name="T62"> </text:span><text:span text:style-name="T73">P</text:span><text:span text:style-name="T62">lease download </text:span><text:span text:style-name="T74">the latest</text:span><text:span text:style-name="T62"> version from</text:span><text:span text:style-name="T65"> </text:span><text:a xlink:type="simple" xlink:href="http://kouy.ir/cv" text:style-name="Internet_20_link" text:visited-style-name="Visited_20_Internet_20_Link"><text:span text:style-name="T80">http://kouy.ir/cv</text:span></text:a><text:span text:style-name="T80"> .</text:span></text:p>
      <text:h text:style-name="P111" text:outline-level="1">Professional Profile</text:h>
      <text:p text:style-name="P102"><text:span text:style-name="T32">IT </text:span><text:span text:style-name="T40">project manager</text:span><text:span text:style-name="T32">, </text:span><text:span text:style-name="T40">s</text:span><text:span text:style-name="T32">oftware developer with </text:span><text:span text:style-name="T33">background in computer engineering</text:span><text:span text:style-name="T32">, </text:span><text:span text:style-name="T33">and </text:span><text:span text:style-name="T29">MBA in</text:span><text:span text:style-name="T30"> a top-ten university</text:span><text:span text:style-name="T31">.</text:span></text:p>
      <text:p text:style-name="P94">Being among 45 ‌selected students out of 25339 and awarded in the most ‌creditable <text:span text:style-name="T50">scientific</text:span> festival of Iran, known as Khwarizmi, even before attending university. Also taken part in the most popular skill-based competition of the world, WorldSkills, in 2017.</text:p>
      <text:h text:style-name="P112" text:outline-level="1">Professional Experience</text:h>
      <table:table table:name="Table6" table:style-name="Table6">
        <table:table-column table:style-name="Table6.A"/>
        <table:table-column table:style-name="Table6.B"/>
        <table:table-column table:style-name="Table6.C"/>
        <table:table-row table:style-name="TableLine94032443331232">
          <table:table-cell table:style-name="Table6.A1" table:number-columns-spanned="3" office:value-type="string">
            <text:p text:style-name="Table_20_Contents"><text:span text:style-name="T67">Recommendation letters av</text:span><text:span text:style-name="T68">ailable </text:span><text:span text:style-name="T69">at </text:span><text:a xlink:type="simple" xlink:href="http://kouy.ir/recommendation" text:style-name="Internet_20_link" text:visited-style-name="Visited_20_Internet_20_Link"><text:span text:style-name="T80">http://kouy.ir/recommendation</text:span></text:a></text:p>
          </table:table-cell>
          <table:covered-table-cell/>
          <table:covered-table-cell/>
        </table:table-row>
        <table:table-row table:style-name="TableLine94032443580736">
          <table:table-cell table:style-name="Table6.A1" office:value-type="string">
            <text:p text:style-name="P22">Technology Team Lead</text:p>
          </table:table-cell>
          <table:table-cell table:style-name="Table6.A1" office:value-type="string">
            <text:p text:style-name="P84">Tokan Tav Tejarat</text:p>
            <text:p text:style-name="P84">- <text:span text:style-name="T100">Hamtire e-Commerce Platform<text:line-break/>- International commerce team</text:span></text:p>
          </table:table-cell>
          <table:table-cell table:style-name="Table6.A1" office:value-type="string">
            <text:p text:style-name="P97"><text:span text:style-name="T41">- </text:span><text:span text:style-name="T42">Architecture and design of a e-commerce application.<text:line-break/>- </text:span><text:span text:style-name="T43">Project management, monitoring cost, project timing, team motivation, and quality tests.</text:span><text:span text:style-name="T42"><text:line-break/>- </text:span><text:span text:style-name="T43">Implementation of Knowledge Management System and educating the team with practices</text:span><text:span text:style-name="T42"><text:line-break/>- Installation </text:span><text:span text:style-name="T43">and maintenance </text:span><text:span text:style-name="T42">of required </text:span><text:span text:style-name="T43">infrastructure</text:span><text:span text:style-name="T42"> for production and development, </text:span><text:span text:style-name="T43">such as web servers, e-mail server, GIT server, CDN, DNS, firewalls, Docker server, and CRM.</text:span><text:span text:style-name="T42"><text:line-break/>- Working closely with CEO<text:line-break/>- Participation in marketing sessions<text:line-break/>- Participation in strategic planning sessions<text:line-break/>- Participation in financial decision-making sessions<text:line-break/>- </text:span><text:span text:style-name="T43">Implementation of design patterns and basic functionalities of back-end API and web front-end.</text:span><text:span text:style-name="T42"><text:line-break/>- Human capitals interviewer and having in a vote in hiring process<text:line-break/>- </text:span><text:span text:style-name="T43">Coaching interns</text:span><text:span text:style-name="T42"><text:line-break/></text:span><text:span text:style-name="T17">(</text:span><text:span text:style-name="T24">Jun</text:span><text:span text:style-name="T15"> 202</text:span><text:span text:style-name="T24">2</text:span><text:span text:style-name="T15"> to </text:span><text:span text:style-name="T24">Dec</text:span><text:span text:style-name="T15"> 20</text:span><text:span text:style-name="T24">22; </text:span><text:span text:style-name="T28">still providing support</text:span><text:span text:style-name="T17">) / </text:span><text:a xlink:type="simple" xlink:href="https://hamtire.com/" text:style-name="Internet_20_link" text:visited-style-name="Visited_20_Internet_20_Link"><text:span text:style-name="T56">https://hamtire.com</text:span></text:a></text:p>
          </table:table-cell>
        </table:table-row>
        <table:table-row table:style-name="TableLine94032443582144">
          <table:table-cell table:style-name="Table6.A1" office:value-type="string">
            <text:p text:style-name="P21">Back-end Developer (Remote)</text:p>
          </table:table-cell>
          <table:table-cell table:style-name="Table6.A1" office:value-type="string">
            <text:p text:style-name="P82">MrBilit Group</text:p>
            <text:p text:style-name="P81">- MrBilit Charter Flights Service<text:line-break/>- IranGard.com Product</text:p>
          </table:table-cell>
          <table:table-cell table:style-name="Table6.A1" office:value-type="string">
            <text:p text:style-name="P96"><text:span text:style-name="T17">- Implementation of some programs which allowed service to stay sync and serve up-to-date data to hundred of thousands of human and bot users.<text:line-break/>-</text:span><text:span text:style-name="T18"> </text:span><text:span text:style-name="T78">Participation in code refactoring, API and database development, with multiple programming languages.</text:span><text:span text:style-name="T17"><text:line-break/>- Implementation of RESTful API to handle business logic.<text:line-break/></text:span><text:soft-page-break/><text:span text:style-name="T17">(</text:span><text:span text:style-name="T15">Jan 2021 to May 2021</text:span><text:span text:style-name="T17">)</text:span><text:span text:style-name="T15"> / </text:span><text:a xlink:type="simple" xlink:href="https://www.mrbilit.com/" text:style-name="Internet_20_link" text:visited-style-name="Visited_20_Internet_20_Link"><text:span text:style-name="T56">https://mrbilit.com</text:span></text:a></text:p>
          </table:table-cell>
        </table:table-row>
        <table:table-row table:style-name="TableLine94032443582832">
          <table:table-cell table:style-name="Table6.A1" office:value-type="string">
            <text:p text:style-name="P18">Project Manager</text:p>
          </table:table-cell>
          <table:table-cell table:style-name="Table6.A1" office:value-type="string">
            <text:p text:style-name="P80">AtiNet Sina Parsian</text:p>
          </table:table-cell>
          <table:table-cell table:style-name="Table6.A1" office:value-type="string">
            <text:p text:style-name="P76"><text:span text:style-name="T5">NDA</text:span> (<text:span text:style-name="T84">2018 – </text:span>2019; <text:span text:style-name="T105">still providing support</text:span>) / <text:a xlink:type="simple" xlink:href="https://atinet.ir/" text:style-name="Internet_20_link" text:visited-style-name="Visited_20_Internet_20_Link"><text:span text:style-name="T85">https://atinet.ir</text:span></text:a></text:p>
          </table:table-cell>
        </table:table-row>
        <table:table-row table:style-name="TableLine94032443583632">
          <table:table-cell table:style-name="Table6.A1" office:value-type="string">
            <text:p text:style-name="P20">Senior Developer</text:p>
          </table:table-cell>
          <table:table-cell table:style-name="Table6.A1" office:value-type="string">
            <text:p text:style-name="P79">Rayan Electronic Andish Hegmataneh</text:p>
          </table:table-cell>
          <table:table-cell table:style-name="Table6.A1" office:value-type="string">
            <text:p text:style-name="P76">Implementation of GPS back-end, web and mobile front-end (2018 to 2019)</text:p>
          </table:table-cell>
        </table:table-row>
        <table:table-row table:style-name="TableLine94032443584432">
          <table:table-cell table:style-name="Table6.A1" office:value-type="string">
            <text:p text:style-name="P19">Information Technology Consultant</text:p>
          </table:table-cell>
          <table:table-cell table:style-name="Table6.A1" office:value-type="string">
            <text:p text:style-name="P78">Plompin Sanat</text:p>
          </table:table-cell>
          <table:table-cell table:style-name="Table6.A1" office:value-type="string">
            <text:p text:style-name="P78">IT consultant and development of software solutions required by the factory (2018 – present) / <text:a xlink:type="simple" xlink:href="http://en.plompin.com/" text:style-name="Internet_20_link" text:visited-style-name="Visited_20_Internet_20_Link">http://en.plompin.com/</text:a></text:p>
          </table:table-cell>
        </table:table-row>
        <table:table-row table:style-name="TableLine94032443585184">
          <table:table-cell table:style-name="Table6.A1" office:value-type="string">
            <text:p text:style-name="P18">Freelance Developer</text:p>
          </table:table-cell>
          <table:table-cell table:style-name="Table6.A1" office:value-type="string">
            <text:p text:style-name="P48">Self-employed</text:p>
          </table:table-cell>
          <table:table-cell table:style-name="Table6.A1" office:value-type="string">
            <text:p text:style-name="P75">- Web Design and Development (since 2012)<text:line-break/>- Mobile Applications Programming (since 2018)</text:p>
          </table:table-cell>
        </table:table-row>
      </table:table>
      <text:h text:style-name="P116" text:outline-level="1">Publications</text:h>
      <table:table table:name="Table13" table:style-name="Table13">
        <table:table-column table:style-name="Table13.A"/>
        <table:table-column table:style-name="Table13.B"/>
        <table:table-column table:style-name="Table13.C"/>
        <table:table-row table:style-name="TableLine94032443466176">
          <table:table-cell table:style-name="Table13.A1" office:value-type="string">
            <text:p text:style-name="P26"><text:span text:style-name="T101">[Book] </text:span>DEPARTMENT OF INFORMATION TECHNOLOGY and other magics</text:p>
          </table:table-cell>
          <table:table-cell table:style-name="Table13.A1" office:value-type="string">
            <text:p text:style-name="P50">Published </text:p>
            <text:p text:style-name="P49">open-source</text:p>
            <text:p text:style-name="P50">(updating)</text:p>
          </table:table-cell>
          <table:table-cell table:style-name="Table13.A1" office:value-type="string">
            <text:p text:style-name="P87">Professional guide to installation of Information Technology infrastructure and organization of the team. / <text:a xlink:type="simple" xlink:href="https://tayyebi.github.io/devops-book/" text:style-name="Internet_20_link" text:visited-style-name="Visited_20_Internet_20_Link">https://tayyebi.github.io/devops-book/</text:a></text:p>
          </table:table-cell>
        </table:table-row>
      </table:table>
      <text:h text:style-name="P113" text:outline-level="1">Education</text:h>
      <table:table table:name="Table1" table:style-name="Table1">
        <table:table-column table:style-name="Table1.A"/>
        <table:table-column table:style-name="Table1.B"/>
        <table:table-row table:style-name="TableLine94032443548416">
          <table:table-cell table:style-name="Table1.A1" table:number-columns-spanned="2" office:value-type="string">
            <text:p text:style-name="P52"><text:span text:style-name="T62">Recommendation letters availab</text:span><text:span text:style-name="T65">le </text:span><text:span text:style-name="T64">at </text:span><text:a xlink:type="simple" xlink:href="http://kouy.ir/recommendation" text:style-name="Internet_20_link" text:visited-style-name="Visited_20_Internet_20_Link"><text:span text:style-name="T80">http://kouy.ir/recommendation</text:span></text:a></text:p>
          </table:table-cell>
          <table:covered-table-cell/>
        </table:table-row>
        <table:table-row table:style-name="TableLine94032443672352">
          <table:table-cell table:style-name="Table1.A1" table:number-rows-spanned="2" office:value-type="string">
            <text:p text:style-name="P110">Khaje Nasir Toosi University of Technology<text:line-break/><text:span text:style-name="T6">Faculty of Industrial Engineering</text:span></text:p>
            <text:p text:style-name="P107">M<text:span text:style-name="T101">aster of</text:span> Business Administration<text:line-break/>(MBA)</text:p>
            <text:p text:style-name="P54"><text:span text:style-name="T21">Oct</text:span><text:span text:style-name="T22"> </text:span><text:span text:style-name="T21">2021</text:span><text:span text:style-name="T22"> – July </text:span><text:span text:style-name="T21">2023</text:span></text:p>
          </table:table-cell>
          <table:table-cell table:style-name="Table1.A1" office:value-type="string">
            <text:p text:style-name="P44"><text:span text:style-name="T91">Ma</text:span><text:span text:style-name="T93">jor</text:span><text:span text:style-name="T92">:</text:span></text:p>
            <text:p text:style-name="P37">Marketing Management</text:p>
            <text:p text:style-name="P65"><text:span text:style-name="T34">Note: </text:span><text:span text:style-name="T35">This is 3 year official university master’s course with 48 course units </text:span><text:span text:style-name="T36">which is different to </text:span><text:span text:style-name="T37">and more creditable than</text:span><text:span text:style-name="T36"> 1 year summer school MBA </text:span><text:span text:style-name="T38">certificat</text:span><text:span text:style-name="T39">es.</text:span></text:p>
          </table:table-cell>
        </table:table-row>
        <table:table-row table:style-name="TableLine94032443673120">
          <table:covered-table-cell/>
          <table:table-cell table:style-name="Table1.A1" office:value-type="string">
            <table:table table:name="Table4" table:style-name="Table4">
              <table:table-column table:style-name="Table4.A"/>
              <table:table-column table:style-name="Table4.B"/>
              <table:table-row table:style-name="TableLine94032443587296">
                <table:table-cell table:style-name="Table4.A1" office:value-type="string">
                  <text:p text:style-name="P56">Course Title</text:p>
                </table:table-cell>
                <table:table-cell table:style-name="Table4.B1" office:value-type="string">
                  <text:p text:style-name="P55">Mark / <text:span text:style-name="T97">Out Of</text:span></text:p>
                </table:table-cell>
              </table:table-row>
              <table:table-row table:style-name="TableLine94032443613856">
                <table:table-cell table:style-name="Table4.A2" office:value-type="string">
                  <text:p text:style-name="P60">Marketing Management</text:p>
                </table:table-cell>
                <table:table-cell table:style-name="Table4.B2" office:value-type="string">
                  <text:p text:style-name="P59">19.25 / 20</text:p>
                </table:table-cell>
              </table:table-row>
              <table:table-row table:style-name="TableLine94032443615248">
                <table:table-cell table:style-name="Table4.A2" office:value-type="string">
                  <text:p text:style-name="P60">Principles of Organization Behavior and Leadership Management</text:p>
                </table:table-cell>
                <table:table-cell table:style-name="Table4.B2" office:value-type="string">
                  <text:p text:style-name="P59">19 / 20</text:p>
                </table:table-cell>
              </table:table-row>
              <table:table-row table:style-name="TableLine94032443615888">
                <table:table-cell table:style-name="Table4.A2" office:value-type="string">
                  <text:p text:style-name="P60">Accounting for Managers</text:p>
                </table:table-cell>
                <table:table-cell table:style-name="Table4.B2" office:value-type="string">
                  <text:p text:style-name="P59">16 / 20</text:p>
                </table:table-cell>
              </table:table-row>
              <table:table-row table:style-name="TableLine94032443616528">
                <table:table-cell table:style-name="Table4.A2" office:value-type="string">
                  <text:p text:style-name="P60">Human Resources Management</text:p>
                </table:table-cell>
                <table:table-cell table:style-name="Table4.B2" office:value-type="string">
                  <text:p text:style-name="P59"><text:span text:style-name="T99">20</text:span> / 20</text:p>
                </table:table-cell>
              </table:table-row>
              <table:table-row table:style-name="TableLine94032443617168">
                <table:table-cell table:style-name="Table4.A2" office:value-type="string">
                  <text:p text:style-name="P63"><text:span text:style-name="T9">Operations</text:span><text:span text:style-name="T10"> Management</text:span></text:p>
                </table:table-cell>
                <table:table-cell table:style-name="Table4.B2" office:value-type="string">
                  <text:p text:style-name="P59"><text:span text:style-name="T99">17</text:span> / 20</text:p>
                </table:table-cell>
              </table:table-row>
              <table:table-row table:style-name="TableLine94032443617920">
                <table:table-cell table:style-name="Table4.A2" office:value-type="string">
                  <text:p text:style-name="P63"><text:span text:style-name="T9">Financial</text:span><text:span text:style-name="T10"> Management</text:span></text:p>
                </table:table-cell>
                <table:table-cell table:style-name="Table4.B2" office:value-type="string">
                  <text:p text:style-name="P59"><text:span text:style-name="T99">17</text:span> / 20</text:p>
                </table:table-cell>
              </table:table-row>
              <table:table-row table:style-name="TableLine94032443618720">
                <table:table-cell table:style-name="Table4.A2" office:value-type="string">
                  <text:p text:style-name="P61">Marketing Strategy</text:p>
                </table:table-cell>
                <table:table-cell table:style-name="Table4.B2" office:value-type="string">
                  <text:p text:style-name="P59"><text:span text:style-name="T99">20</text:span> / 20</text:p>
                </table:table-cell>
              </table:table-row>
              <table:table-row table:style-name="Table4.9">
                <table:table-cell table:style-name="Table4.A2" office:value-type="string">
                  <text:p text:style-name="P61">Decision Making for Managers</text:p>
                </table:table-cell>
                <table:table-cell table:style-name="Table4.B2" office:value-type="string">
                  <text:p text:style-name="P59"><text:span text:style-name="T107">11.5</text:span> / 20</text:p>
                </table:table-cell>
              </table:table-row>
              <table:table-row table:style-name="TableLine94032443620672">
                <table:table-cell table:style-name="Table4.A2" office:value-type="string">
                  <text:p text:style-name="P62">Fundamentals of Economics</text:p>
                </table:table-cell>
                <table:table-cell table:style-name="Table4.B2" office:value-type="string">
                  <text:p text:style-name="P54"><text:span text:style-name="T11">15</text:span><text:span text:style-name="T10"> / 20</text:span></text:p>
                </table:table-cell>
              </table:table-row>
              <table:table-row table:style-name="TableLine94032443621312">
                <table:table-cell table:style-name="Table4.A2" office:value-type="string">
                  <text:p text:style-name="P62">Strategic Management</text:p>
                </table:table-cell>
                <table:table-cell table:style-name="Table4.B2" office:value-type="string">
                  <text:p text:style-name="P54"><text:span text:style-name="T11">13</text:span><text:span text:style-name="T10"> / 20</text:span></text:p>
                </table:table-cell>
              </table:table-row>
              <table:table-row table:style-name="TableLine94032443622112">
                <table:table-cell table:style-name="Table4.A2" office:value-type="string">
                  <text:p text:style-name="P62">Theories of Organization and Management</text:p>
                </table:table-cell>
                <table:table-cell table:style-name="Table4.B2" office:value-type="string">
                  <text:p text:style-name="P59"><text:span text:style-name="T107">17</text:span> / 20</text:p>
                </table:table-cell>
              </table:table-row>
              <table:table-row table:style-name="TableLine94032443622912">
                <table:table-cell table:style-name="Table4.A2" office:value-type="string">
                  <text:p text:style-name="P62">Marketing Research</text:p>
                </table:table-cell>
                <table:table-cell table:style-name="Table4.B2" office:value-type="string">
                  <text:p text:style-name="P59"><text:span text:style-name="T107">17.25</text:span> / 20</text:p>
                </table:table-cell>
              </table:table-row>
              <table:table-row table:style-name="TableLine94032443622912">
                <table:table-cell table:style-name="Table4.A2" office:value-type="string">
                  <text:p text:style-name="P123">Change Management</text:p>
                </table:table-cell>
                <table:table-cell table:style-name="Table4.B2" office:value-type="string">
                  <text:p text:style-name="P59"/>
                </table:table-cell>
              </table:table-row>
              <table:table-row table:style-name="TableLine94032443622912">
                <table:table-cell table:style-name="Table4.A2" office:value-type="string">
                  <text:p text:style-name="P123">Ethics of Business</text:p>
                </table:table-cell>
                <table:table-cell table:style-name="Table4.B2" office:value-type="string">
                  <text:p text:style-name="P59"/>
                </table:table-cell>
              </table:table-row>
              <table:table-row table:style-name="TableLine94032443622912">
                <table:table-cell table:style-name="Table4.A2" office:value-type="string">
                  <text:p text:style-name="P123">Technology and Innovation Management</text:p>
                </table:table-cell>
                <table:table-cell table:style-name="Table4.B2" office:value-type="string">
                  <text:p text:style-name="P59"/>
                </table:table-cell>
              </table:table-row>
              <table:table-row table:style-name="TableLine94032443622912">
                <table:table-cell table:style-name="Table4.A2" office:value-type="string">
                  <text:p text:style-name="P123">International Marketing</text:p>
                </table:table-cell>
                <table:table-cell table:style-name="Table4.B2" office:value-type="string">
                  <text:p text:style-name="P59"/>
                </table:table-cell>
              </table:table-row>
              <table:table-row table:style-name="TableLine94032443622912">
                <table:table-cell table:style-name="Table4.A2" office:value-type="string">
                  <text:p text:style-name="P123">Advertisement</text:p>
                </table:table-cell>
                <table:table-cell table:style-name="Table4.B2" office:value-type="string">
                  <text:p text:style-name="P59"/>
                </table:table-cell>
              </table:table-row>
            </table:table>
            <text:p text:style-name="P44"/>
          </table:table-cell>
        </table:table-row>
        <table:table-row table:style-name="TableLine94032443673712">
          <table:table-cell table:style-name="Table1.A1" office:value-type="string">
            <text:p text:style-name="P109"><text:span text:style-name="T101">Bu-Ali Sina University</text:span><text:line-break/><text:span text:style-name="T101">Tuyserkan </text:span><text:span text:style-name="T6">Faculty of Engineering</text:span></text:p>
            <text:p text:style-name="P108">B<text:span text:style-name="T101">achelor of Science, </text:span>Computer Engineering</text:p>
            <text:p text:style-name="P36"><text:soft-page-break/>March 2016 – July 2020</text:p>
          </table:table-cell>
          <table:table-cell table:style-name="Table1.A1" office:value-type="string">
            <text:p text:style-name="P32">Major:</text:p>
            <text:p text:style-name="P37">Information Technology</text:p>
            <text:p text:style-name="P32">Final Project:</text:p>
            <text:p text:style-name="P63"><text:span text:style-name="T23">Implementation of a Web and API framework. / </text:span><text:a xlink:type="simple" xlink:href="https://tayyebi.github.io/BASU-Final-Project-BSc" text:style-name="Internet_20_link" text:visited-style-name="Visited_20_Internet_20_Link">https://tayyebi.github.io/BASU-Final-Project-BSc</text:a></text:p>
            <table:table table:name="Table7" table:style-name="Table7">
              <table:table-column table:style-name="Table7.A"/>
              <table:table-column table:style-name="Table7.B"/>
              <table:table-row table:style-name="Table7.1">
                <table:table-cell table:style-name="Table7.A1" office:value-type="string">
                  <text:p text:style-name="P57">Course Title</text:p>
                </table:table-cell>
                <table:table-cell table:style-name="Table7.B1" office:value-type="string">
                  <text:p text:style-name="P58">Mark / <text:span text:style-name="T106">Out of</text:span></text:p>
                </table:table-cell>
              </table:table-row>
              <table:table-row table:style-name="Table7.1">
                <table:table-cell table:style-name="Table7.A2" office:value-type="string">
                  <text:p text:style-name="P45">Principles of Computer and Programming</text:p>
                </table:table-cell>
                <table:table-cell table:style-name="Table7.B2" office:value-type="string">
                  <text:p text:style-name="P46">20 / 20</text:p>
                </table:table-cell>
              </table:table-row>
              <table:table-row table:style-name="Table7.1">
                <table:table-cell table:style-name="Table7.A2" office:value-type="string">
                  <text:p text:style-name="P45"><text:soft-page-break/>Principles of Information Technology</text:p>
                </table:table-cell>
                <table:table-cell table:style-name="Table7.B2" office:value-type="string">
                  <text:p text:style-name="P46">16 / 20</text:p>
                </table:table-cell>
              </table:table-row>
              <table:table-row table:style-name="Table7.1">
                <table:table-cell table:style-name="Table7.A2" office:value-type="string">
                  <text:p text:style-name="P45">Computer Architecture</text:p>
                </table:table-cell>
                <table:table-cell table:style-name="Table7.B2" office:value-type="string">
                  <text:p text:style-name="P46">16 / 20</text:p>
                </table:table-cell>
              </table:table-row>
              <table:table-row table:style-name="Table7.1">
                <table:table-cell table:style-name="Table7.A2" office:value-type="string">
                  <text:p text:style-name="P45">Accounting for Managers</text:p>
                </table:table-cell>
                <table:table-cell table:style-name="Table7.B2" office:value-type="string">
                  <text:p text:style-name="P46">20 / 20</text:p>
                </table:table-cell>
              </table:table-row>
              <table:table-row table:style-name="Table7.1">
                <table:table-cell table:style-name="Table7.A2" office:value-type="string">
                  <text:p text:style-name="P45">Advanced Programming</text:p>
                </table:table-cell>
                <table:table-cell table:style-name="Table7.B2" office:value-type="string">
                  <text:p text:style-name="P46">14.7 / 20</text:p>
                </table:table-cell>
              </table:table-row>
              <table:table-row table:style-name="Table7.1">
                <table:table-cell table:style-name="Table7.A2" office:value-type="string">
                  <text:p text:style-name="P45">Finite Languages and Automata</text:p>
                </table:table-cell>
                <table:table-cell table:style-name="Table7.B2" office:value-type="string">
                  <text:p text:style-name="P46">15 / 20</text:p>
                </table:table-cell>
              </table:table-row>
              <table:table-row table:style-name="Table7.1">
                <table:table-cell table:style-name="Table7.A2" office:value-type="string">
                  <text:p text:style-name="P45">Algorithm Design</text:p>
                </table:table-cell>
                <table:table-cell table:style-name="Table7.B2" office:value-type="string">
                  <text:p text:style-name="P46">17 / 20</text:p>
                </table:table-cell>
              </table:table-row>
              <table:table-row table:style-name="Table7.1">
                <table:table-cell table:style-name="Table7.A2" office:value-type="string">
                  <text:p text:style-name="P45">Engineering Economics</text:p>
                </table:table-cell>
                <table:table-cell table:style-name="Table7.B2" office:value-type="string">
                  <text:p text:style-name="P46">20 / 20</text:p>
                </table:table-cell>
              </table:table-row>
              <table:table-row table:style-name="Table7.1">
                <table:table-cell table:style-name="Table7.A2" office:value-type="string">
                  <text:p text:style-name="P45">Final Project</text:p>
                </table:table-cell>
                <table:table-cell table:style-name="Table7.B2" office:value-type="string">
                  <text:p text:style-name="P46">20 / 20</text:p>
                </table:table-cell>
              </table:table-row>
              <table:table-row table:style-name="Table7.1">
                <table:table-cell table:style-name="Table7.A2" office:value-type="string">
                  <text:p text:style-name="P45">Systems Design and Analysis (Software Engineering)</text:p>
                </table:table-cell>
                <table:table-cell table:style-name="Table7.B2" office:value-type="string">
                  <text:p text:style-name="P46">20 / 20</text:p>
                </table:table-cell>
              </table:table-row>
              <table:table-row table:style-name="Table7.1">
                <table:table-cell table:style-name="Table7.A2" office:value-type="string">
                  <text:p text:style-name="P45">Database Systems</text:p>
                </table:table-cell>
                <table:table-cell table:style-name="Table7.B2" office:value-type="string">
                  <text:p text:style-name="P46">16.1 / 20</text:p>
                </table:table-cell>
              </table:table-row>
              <table:table-row table:style-name="Table7.1">
                <table:table-cell table:style-name="Table7.A2" office:value-type="string">
                  <text:p text:style-name="P45">Information Technology Projects Management</text:p>
                </table:table-cell>
                <table:table-cell table:style-name="Table7.B2" office:value-type="string">
                  <text:p text:style-name="P46">15.67 / 20</text:p>
                </table:table-cell>
              </table:table-row>
              <table:table-row table:style-name="Table7.1">
                <table:table-cell table:style-name="Table7.A2" office:value-type="string">
                  <text:p text:style-name="P45">Enterprise Integration</text:p>
                </table:table-cell>
                <table:table-cell table:style-name="Table7.B2" office:value-type="string">
                  <text:p text:style-name="P46">16 / 20</text:p>
                </table:table-cell>
              </table:table-row>
              <table:table-row table:style-name="Table7.1">
                <table:table-cell table:style-name="Table7.A2" office:value-type="string">
                  <text:p text:style-name="P45"><text:span text:style-name="T94">Principles of </text:span>Secure Computing</text:p>
                </table:table-cell>
                <table:table-cell table:style-name="Table7.B2" office:value-type="string">
                  <text:p text:style-name="P46">17.25 / 20</text:p>
                </table:table-cell>
              </table:table-row>
              <table:table-row table:style-name="Table7.1">
                <table:table-cell table:style-name="Table7.A2" office:value-type="string">
                  <text:p text:style-name="P45">Electronic Commerce</text:p>
                </table:table-cell>
                <table:table-cell table:style-name="Table7.B2" office:value-type="string">
                  <text:p text:style-name="P46">17 / 20</text:p>
                </table:table-cell>
              </table:table-row>
              <table:table-row table:style-name="Table7.1">
                <table:table-cell table:style-name="Table7.A2" office:value-type="string">
                  <text:p text:style-name="P45">Principles of Computation<text:span text:style-name="T94">al</text:span> Intelligence</text:p>
                </table:table-cell>
                <table:table-cell table:style-name="Table7.B2" office:value-type="string">
                  <text:p text:style-name="P47">19.1 / 20</text:p>
                </table:table-cell>
              </table:table-row>
            </table:table>
            <text:p text:style-name="P4"/>
          </table:table-cell>
        </table:table-row>
        <table:table-row table:style-name="TableLine94032443674304">
          <table:table-cell table:style-name="Table1.A1" office:value-type="string">
            <text:p text:style-name="P42">Madani <text:span text:style-name="T49">High </text:span>School</text:p>
            <text:p text:style-name="P38">Diploma and College</text:p>
            <text:p text:style-name="P39">September 2013 – August 2018</text:p>
          </table:table-cell>
          <table:table-cell table:style-name="Table1.A1" office:value-type="string">
            <text:p text:style-name="P43"><text:span text:style-name="T49">Major</text:span>:</text:p>
            <text:p text:style-name="P40">Mathematics and Physics</text:p>
            <text:p text:style-name="P41">Note: This <text:span text:style-name="T49">major</text:span> <text:span text:style-name="T45">is the main choice to carry on higher education in engineering.</text:span></text:p>
          </table:table-cell>
        </table:table-row>
      </table:table>
      <text:h text:style-name="P117" text:outline-level="1">Honors and Awards</text:h>
      <table:table table:name="Table12" table:style-name="Table12">
        <table:table-column table:style-name="Table12.A"/>
        <table:table-column table:style-name="Table12.B"/>
        <table:table-row table:style-name="TableLine94032443676176">
          <table:table-cell table:style-name="Table12.A1" table:number-columns-spanned="2" office:value-type="string">
            <text:p text:style-name="P53"><text:span text:style-name="T66">Certificates available</text:span><text:span text:style-name="T65"> </text:span><text:span text:style-name="T64">at </text:span><text:a xlink:type="simple" xlink:href="https://kouy.ir/certificates/" text:style-name="Internet_20_link" text:visited-style-name="Visited_20_Internet_20_Link"><text:span text:style-name="T80">https://kouy.ir/certificates/</text:span></text:a></text:p>
          </table:table-cell>
          <table:covered-table-cell/>
        </table:table-row>
        <table:table-row table:style-name="TableLine94032443691856">
          <table:table-cell table:style-name="Table12.A1" office:value-type="string">
            <text:p text:style-name="P24">WorldSkills</text:p>
          </table:table-cell>
          <table:table-cell table:style-name="Table12.A1" office:value-type="string">
            <text:p text:style-name="P85">Ranked as 2<text:span text:style-name="T47">0</text:span><text:span text:style-name="T3">th</text:span><text:span text:style-name="T47"> (2017)</text:span><text:span text:style-name="T2"><text:line-break/></text:span><text:span text:style-name="T13">Skill: IT – Software Solutions for Business</text:span></text:p>
            <text:p text:style-name="P103"><text:span text:style-name="T71">Verifier</text:span><text:span text:style-name="T70"> website:</text:span><text:span text:style-name="T20"> </text:span><text:a xlink:type="simple" xlink:href="https://www.credly.com/badges/4333ef3c-2cf8-43f3-a102-33ffb50ba6f2/public_url" text:style-name="Internet_20_link" text:visited-style-name="Visited_20_Internet_20_Link"><text:span text:style-name="T60">https://www.credly.com/badges/4333ef3c-2cf8-43f3-a102-33ffb50ba6f2/public_url</text:span></text:a></text:p>
          </table:table-cell>
        </table:table-row>
        <table:table-row table:style-name="TableLine94032443692720">
          <table:table-cell table:style-name="Table12.A1" office:value-type="string">
            <text:p text:style-name="P24">IranSkills</text:p>
          </table:table-cell>
          <table:table-cell table:style-name="Table12.A1" office:value-type="string">
            <text:p text:style-name="P85">Ranked as 1<text:span text:style-name="T1">st</text:span> and awarded as gold medal <text:span text:style-name="T47">(2016)</text:span><text:line-break/><text:span text:style-name="T13">Skill: IT – Software Solutions for Business<text:line-break/>Ministry of Cooperatives, Labour, and Social Welfare</text:span></text:p>
          </table:table-cell>
        </table:table-row>
        <table:table-row table:style-name="TableLine94032443693136">
          <table:table-cell table:style-name="Table12.A1" office:value-type="string">
            <text:p text:style-name="P24">Khwarizmi Youth Award</text:p>
          </table:table-cell>
          <table:table-cell table:style-name="Table12.A1" office:value-type="string">
            <text:p text:style-name="P85">Awarded as 3<text:span text:style-name="T1">rd</text:span> in country <text:span text:style-name="T47">(2015)</text:span><text:line-break/>Field: Computer Science and Engineering<text:line-break/><text:span text:style-name="T13">IRI Ministry of Science, Research and Technology; IRI Ministry of Education; Iranian Research Organization for Science and Technology</text:span></text:p>
            <text:p text:style-name="P101"><text:span text:style-name="T70">Official website:</text:span><text:span text:style-name="T20"> </text:span><text:a xlink:type="simple" xlink:href="https://kia-kahroba.ir/laureates/project/خدمات-احراز-هویت-مرکزی" text:style-name="Internet_20_link" text:visited-style-name="Visited_20_Internet_20_Link"><text:span text:style-name="T59">https://kia-kahroba.ir/laureates/project/خدمات-احراز-هویت-مرکزی</text:span></text:a></text:p>
          </table:table-cell>
        </table:table-row>
        <table:table-row table:style-name="TableLine94032443693776">
          <table:table-cell table:style-name="Table12.A1" office:value-type="string">
            <text:p text:style-name="P25">Music Awards</text:p>
          </table:table-cell>
          <table:table-cell table:style-name="Table12.A1" office:value-type="string">
            <text:p text:style-name="P86">- 2<text:span text:style-name="T1">nd</text:span>, <text:span text:style-name="T96">Hamedan </text:span>Fajr Festival, with Ayeen Ensemble, Hamedan (2017)<text:line-break/>- 1<text:span text:style-name="T1">st</text:span>, <text:span text:style-name="T96">National </text:span>Niayesh Festival, with Ayeen Ensemble, Qazvin (2017)</text:p>
          </table:table-cell>
        </table:table-row>
      </table:table>
      <text:h text:style-name="P118" text:outline-level="1">Teaching Experience</text:h>
      <text:p text:style-name="Text_20_body">Certified Instructor, <text:span text:style-name="T96">TVTO,</text:span> since <text:span text:style-name="T95">2015,</text:span> <text:span text:style-name="T98">Contract No. 5243, 96/30_475616/2</text:span><text:span text:style-name="T90">.</text:span></text:p>
      <table:table table:name="Table11" table:style-name="Table11">
        <table:table-column table:style-name="Table11.A"/>
        <table:table-column table:style-name="Table11.B"/>
        <table:table-row table:style-name="TableLine94032443695952">
          <table:table-cell table:style-name="Table11.A1" table:number-columns-spanned="2" office:value-type="string">
            <text:p text:style-name="P53"><text:span text:style-name="T66">Certificates available</text:span><text:span text:style-name="T65"> </text:span><text:span text:style-name="T64">at </text:span><text:a xlink:type="simple" xlink:href="https://kouy.ir/certificates/" text:style-name="Internet_20_link" text:visited-style-name="Visited_20_Internet_20_Link"><text:span text:style-name="T80">https://kouy.ir/certificates/</text:span></text:a></text:p>
          </table:table-cell>
          <table:covered-table-cell/>
        </table:table-row>
        <table:table-row table:style-name="TableLine94032443706064">
          <table:table-cell table:style-name="Table11.A1" office:value-type="string">
            <text:p text:style-name="P104"><text:span text:style-name="T16">Bu-Ali Sina University,<text:line-break/></text:span><text:span text:style-name="T15">Faculty of Engineering and Natural Resources (Tuyserkan)</text:span></text:p>
          </table:table-cell>
          <table:table-cell table:style-name="Table11.A1" office:value-type="string">
            <text:p text:style-name="P74">- Fundamentals of Programmings, Student Scientific Society of Computer Engineering and Information Technology (2019)</text:p>
          </table:table-cell>
        </table:table-row>
        <table:table-row table:style-name="TableLine94032443710528">
          <table:table-cell table:style-name="Table11.A1" office:value-type="string">
            <text:p text:style-name="P93">Bu-Ali Sina University,<text:line-break/><text:span text:style-name="T52">Faculty of Engineering (Hamedan)</text:span></text:p>
          </table:table-cell>
          <table:table-cell table:style-name="Table11.A1" office:value-type="string">
            <text:p text:style-name="P74">- Full-Stack Programming, Summer School, Student Scientific Society of Computer Engineering (2019)</text:p>
          </table:table-cell>
        </table:table-row>
        <table:table-row table:style-name="TableLine94032443710944">
          <table:table-cell table:style-name="Table11.A1" office:value-type="string">
            <text:p text:style-name="P51">Iran Technical and Vocational <text:soft-page-break/>Organization,<text:line-break/><text:span text:style-name="T7">KhajeNasir Institute </text:span><text:span text:style-name="T8">(Hamedan)</text:span></text:p>
          </table:table-cell>
          <table:table-cell table:style-name="Table11.A1" office:value-type="string">
            <text:p text:style-name="P74">- RESTful Applications Development (2016 to 2018)<text:line-break/><text:soft-page-break/>- Python Programming (2016 to 2018)<text:line-break/>- C# Programming <text:s/>(2016 to 2018)<text:line-break/>- Android Developer Training <text:s/>(2016 to 2018)</text:p>
          </table:table-cell>
        </table:table-row>
      </table:table>
      <text:h text:style-name="P119" text:outline-level="1">Volunteer Experience</text:h>
      <table:table table:name="Table10" table:style-name="Table10">
        <table:table-column table:style-name="Table10.A"/>
        <table:table-column table:style-name="Table10.B"/>
        <table:table-column table:style-name="Table10.C"/>
        <table:table-row table:style-name="TableLine94032443713248">
          <table:table-cell table:style-name="Table10.A1" office:value-type="string">
            <text:p text:style-name="P28">United Nations</text:p>
          </table:table-cell>
          <table:table-cell table:style-name="Table10.A1" office:value-type="string">
            <text:p text:style-name="P88">IT Consultant and Web Developer</text:p>
          </table:table-cell>
          <table:table-cell table:style-name="Table10.A1" office:value-type="string">
            <text:p text:style-name="P73">Farmers in western Vidarbha <text:span text:style-name="T102">(India)</text:span> are going through the most awful situation. To address this issue, we have developed a very comprehensive project on Regenerative Agriculture. Under which we established groups of farmers to adopt a sustainable way of regenerative agriculture, which will minimize the cultivation cost, promote soil health, and will produce nutritious poison-free food. To market this product, we are creating an E-commerce platform for farmers and consumers to mutually benefit each other.</text:p>
            <text:p text:style-name="P73">In this regards, I was responsible for software architecture of the marketplace. I refactored back-end and front-end structure with more sustainable code. I was also implemented tools and workflows for technical documentation, teamwork, and DevOps.</text:p>
          </table:table-cell>
        </table:table-row>
        <table:table-row table:style-name="TableLine94032443723792">
          <table:table-cell table:style-name="Table10.A1" office:value-type="string">
            <text:p text:style-name="P28"><text:span text:style-name="T103">S</text:span>ariab Bloggers</text:p>
          </table:table-cell>
          <table:table-cell table:style-name="Table10.A1" office:value-type="string">
            <text:p text:style-name="P73">Founder, Director, and Editor in Chief</text:p>
          </table:table-cell>
          <table:table-cell table:style-name="Table10.A1" office:value-type="string">
            <text:p text:style-name="P95"><text:span text:style-name="T15">Sariab is a non-profit blogging campaign which is focused on empowering students, increase mental health level, and motivate them, through an integrated knowledge base made on distributed blogs and free content on internet social networks and website platform. / </text:span><text:a xlink:type="simple" xlink:href="http://www.sariab.ir/" text:style-name="Internet_20_link" text:visited-style-name="Visited_20_Internet_20_Link"><text:span text:style-name="T55">http://sariab.ir/</text:span></text:a></text:p>
          </table:table-cell>
        </table:table-row>
      </table:table>
      <text:h text:style-name="P114" text:outline-level="1">Skills</text:h>
      <table:table table:name="Table3" table:style-name="Table3">
        <table:table-column table:style-name="Table3.A"/>
        <table:table-column table:style-name="Table3.B"/>
        <table:table-row table:style-name="TableLine94032443725744">
          <table:table-cell table:style-name="Table3.A1" table:number-columns-spanned="2" office:value-type="string">
            <text:p text:style-name="P53"><text:span text:style-name="T66">Certificates available</text:span><text:span text:style-name="T65"> </text:span><text:span text:style-name="T64">at </text:span><text:a xlink:type="simple" xlink:href="https://kouy.ir/certificates/" text:style-name="Internet_20_link" text:visited-style-name="Visited_20_Internet_20_Link"><text:span text:style-name="T80">https://kouy.ir/certificates/</text:span></text:a></text:p>
          </table:table-cell>
          <table:covered-table-cell/>
        </table:table-row>
        <table:table-row table:style-name="TableLine94032443740112">
          <table:table-cell table:style-name="Table3.A1" office:value-type="string">
            <text:p text:style-name="P17">Programming Languages</text:p>
          </table:table-cell>
          <table:table-cell table:style-name="Table3.A1" office:value-type="string">
            <text:p text:style-name="P105"><text:span text:style-name="T14">C#.NET </text:span><text:span text:style-name="T79">•</text:span><text:span text:style-name="T14"> PHP</text:span></text:p>
          </table:table-cell>
        </table:table-row>
        <table:table-row table:style-name="TableLine94032443744912">
          <table:table-cell table:style-name="Table3.A1" office:value-type="string">
            <text:p text:style-name="P16">Database Systems</text:p>
          </table:table-cell>
          <table:table-cell table:style-name="Table3.A1" office:value-type="string">
            <text:p text:style-name="P89">SQL Server <text:span text:style-name="T79">•</text:span> MySQL</text:p>
          </table:table-cell>
        </table:table-row>
        <table:table-row table:style-name="TableLine94032443745552">
          <table:table-cell table:style-name="Table3.A1" office:value-type="string">
            <text:p text:style-name="P23">Server Administration</text:p>
          </table:table-cell>
          <table:table-cell table:style-name="Table3.A1" office:value-type="string">
            <text:p text:style-name="P89">Windows Server <text:span text:style-name="T79">• Linux</text:span></text:p>
          </table:table-cell>
        </table:table-row>
        <table:table-row table:style-name="TableLine94032443746192">
          <table:table-cell table:style-name="Table3.A1" office:value-type="string">
            <text:p text:style-name="P29">Virtualization and Containerization</text:p>
          </table:table-cell>
          <table:table-cell table:style-name="Table3.A1" office:value-type="string">
            <text:p text:style-name="P90">VirtualBox <text:span text:style-name="T79">• Docker • Cloud Providers</text:span></text:p>
          </table:table-cell>
        </table:table-row>
        <table:table-row table:style-name="TableLine94032443746912">
          <table:table-cell table:style-name="Table3.A1" office:value-type="string">
            <text:p text:style-name="P15">Analyzing and Designing Software Solutions</text:p>
          </table:table-cell>
          <table:table-cell table:style-name="Table3.A1" office:value-type="string">
            <text:p text:style-name="P91">- Using system analysis and design methodologies (such as Unified Modeling Language (UML), software framework, and Design Patterns)<text:line-break/>- Build data warehouse and required for business intelligence/ executive dashboard<text:line-break/>- Proper interface and layering for mobile solution.<text:line-break/>- Use Case modeling and analysis (such as Use Case Diagram, Use Case Description, Actor Description, Use Case Package)<text:line-break/>- Structural modeling and analysis (such as Object, Class, Domain Class Diagram)<text:line-break/>- Dynamic modeling and analysis (such as Sequence Diagram, Collaboration Diagram, State Diagram, Activity Diagram)<text:line-break/><text:soft-page-break/>- Data modeling tools and techniques (such as Entity Relationship Diagram, Normalization, Data Dictionary)</text:p>
          </table:table-cell>
        </table:table-row>
        <table:table-row table:style-name="TableLine94032443747664">
          <table:table-cell table:style-name="Table3.A1" office:value-type="string">
            <text:p text:style-name="P14">Enterprise Software Development</text:p>
          </table:table-cell>
          <table:table-cell table:style-name="Table3.A1" office:value-type="string">
            <text:p text:style-name="P92">- Accurate and Consistent Version Control (with tools such as Git)<text:line-break/>- Using system development methodologies such as object-oriented design<text:line-break/>- Considering normal and abnormal scenarios, and exception handling<text:line-break/>- Following standards: Style Guide, Code Convention, Human Interface Design (UI), Managing Directories and Files<text:line-break/>- Code Refactoring and Analysis<text:line-break/>- Evaluate and integrate appropriate libraries and frameworks into a software solution</text:p>
          </table:table-cell>
        </table:table-row>
      </table:table>
      <text:h text:style-name="P120" text:outline-level="1">Conferences and Courses Participated</text:h>
      <table:table table:name="Table9" table:style-name="Table9">
        <table:table-column table:style-name="Table9.A"/>
        <table:table-column table:style-name="Table9.B"/>
        <table:table-row table:style-name="TableLine94032443749504">
          <table:table-cell table:style-name="Table9.A1" table:number-columns-spanned="2" office:value-type="string">
            <text:p text:style-name="P53"><text:span text:style-name="T66">Certificates available</text:span><text:span text:style-name="T65"> </text:span><text:span text:style-name="T64">at </text:span><text:a xlink:type="simple" xlink:href="https://kouy.ir/certificates/" text:style-name="Internet_20_link" text:visited-style-name="Visited_20_Internet_20_Link"><text:span text:style-name="T80">https://kouy.ir/certificates/</text:span></text:a></text:p>
          </table:table-cell>
          <table:covered-table-cell/>
        </table:table-row>
        <table:table-row table:style-name="TableLine94032443761600">
          <table:table-cell table:style-name="Table9.A1" office:value-type="string">
            <text:p text:style-name="P13">Online Crash Course on Numerical Astrophysics</text:p>
          </table:table-cell>
          <table:table-cell table:style-name="Table9.A1" office:value-type="string">
            <text:p text:style-name="P77"><text:span text:style-name="T53">F</text:span><text:span text:style-name="T44">erdowsi University of Mashhad (This program is aimed to share a taste of numerical simulations with graduate students and postdocs in astronomy, and also advanced graduate students of physics.) / </text:span><text:a xlink:type="simple" xlink:href="https://www.na2020.onrender.com/" text:style-name="Internet_20_link" text:visited-style-name="Visited_20_Internet_20_Link"><text:span text:style-name="T54">https://</text:span></text:a><text:a xlink:type="simple" xlink:href="https://www.na2020.onrender.com/" text:style-name="Internet_20_link" text:visited-style-name="Visited_20_Internet_20_Link"><text:span text:style-name="T86">www.na2020.onrender.com</text:span></text:a></text:p>
          </table:table-cell>
        </table:table-row>
        <table:table-row table:style-name="TableLine94032443767264">
          <table:table-cell table:style-name="Table9.A1" office:value-type="string">
            <text:p text:style-name="P12"><text:span text:style-name="T52">Python </text:span><text:span text:style-name="T89">Programming</text:span><text:span text:style-name="T52"> for </text:span><text:span text:style-name="T89">Neuroscience</text:span></text:p>
          </table:table-cell>
          <table:table-cell table:style-name="Table9.A1" office:value-type="string">
            <text:p text:style-name="P72"><text:span text:style-name="T104">Extraction of useful data and preparing reports from fMRI and EEG data with Python and related libraries.</text:span> / <text:a xlink:type="simple" xlink:href="https://www.neurosafari.com/" text:style-name="Internet_20_link" text:visited-style-name="Visited_20_Internet_20_Link"><text:span text:style-name="T54">https://</text:span></text:a><text:a xlink:type="simple" xlink:href="https://www.neurosafari.com/" text:style-name="Internet_20_link" text:visited-style-name="Visited_20_Internet_20_Link"><text:span text:style-name="T53">www.</text:span></text:a><text:a xlink:type="simple" xlink:href="https://www.neurosafari.com/" text:style-name="Internet_20_link" text:visited-style-name="Visited_20_Internet_20_Link">neurosafari.com</text:a></text:p>
          </table:table-cell>
        </table:table-row>
        <table:table-row table:style-name="TableLine94032443767904">
          <table:table-cell table:style-name="Table9.A1" office:value-type="string">
            <text:p text:style-name="P11">Enterprise Web Development with ASP.NET</text:p>
          </table:table-cell>
          <table:table-cell table:style-name="Table9.A1" office:value-type="string">
            <text:p text:style-name="P83">TVTO Standard 0-84/27/1/12<text:line-break/>Date: Feb 12, 2013; No. 90163030986.</text:p>
          </table:table-cell>
        </table:table-row>
      </table:table>
      <text:h text:style-name="P121" text:outline-level="1">Languages</text:h>
      <table:table table:name="Table8" table:style-name="Table8">
        <table:table-column table:style-name="Table8.A"/>
        <table:table-column table:style-name="Table8.B"/>
        <table:table-row table:style-name="TableLine94032443728624">
          <table:table-cell table:style-name="Table8.A1" office:value-type="string">
            <text:p text:style-name="P10">Persian</text:p>
          </table:table-cell>
          <table:table-cell table:style-name="Table8.A1" office:value-type="string">
            <text:p text:style-name="P71">Native <text:span text:style-name="T51">proficiency</text:span></text:p>
          </table:table-cell>
        </table:table-row>
        <table:table-row table:style-name="TableLine94032443771280">
          <table:table-cell table:style-name="Table8.A1" office:value-type="string">
            <text:p text:style-name="P10">English</text:p>
          </table:table-cell>
          <table:table-cell table:style-name="Table8.A1" office:value-type="string">
            <text:p text:style-name="P70">Full professional proficiency</text:p>
          </table:table-cell>
        </table:table-row>
      </table:table>
      <text:h text:style-name="P115" text:outline-level="1">Hobbie<text:span text:style-name="T48">s </text:span><text:span text:style-name="T87">and Side Activities</text:span></text:h>
      <table:table table:name="Table2" table:style-name="Table2">
        <table:table-column table:style-name="Table2.A"/>
        <table:table-column table:style-name="Table2.B"/>
        <table:table-row table:style-name="TableLine94032443773600">
          <table:table-cell table:style-name="Table2.A1" office:value-type="string">
            <text:p text:style-name="P9">Music</text:p>
          </table:table-cell>
          <table:table-cell table:style-name="Table2.A1" office:value-type="string">
            <text:p text:style-name="P69">- Kanun soloist at “Ayeen Ensemble” <text:span text:style-name="T4">(</text:span>since 2017<text:span text:style-name="T4">)<text:line-break/></text:span>- Kanun soloist at “Alvand Orchestra” <text:span text:style-name="T4">(</text:span>2014 to 2015<text:span text:style-name="T4">)</text:span></text:p>
          </table:table-cell>
        </table:table-row>
        <table:table-row table:style-name="TableLine94032443927984">
          <table:table-cell table:style-name="Table2.A1" office:value-type="string">
            <text:p text:style-name="P9">Astronomy</text:p>
          </table:table-cell>
          <table:table-cell table:style-name="Table2.A1" office:value-type="string">
            <text:p text:style-name="P68">- Certified Night Sky Observer, Ibn-Sala Astronomy Center <text:span text:style-name="T46">(since 2019)</text:span></text:p>
          </table:table-cell>
        </table:table-row>
        <table:table-row table:style-name="TableLine94032443928240">
          <table:table-cell table:style-name="Table2.A1" office:value-type="string">
            <text:p text:style-name="P8">Digital Marketing</text:p>
          </table:table-cell>
          <table:table-cell table:style-name="Table2.A1" office:value-type="string">
            <text:p text:style-name="P106"><text:span text:style-name="T26">Video Editing, Pod-Cast Recording, Graphic Design, Logo Design, Animation, Info-graphics and Presentations, </text:span><text:span text:style-name="T27">Writing and Content Development</text:span><text:span text:style-name="T26">. (since 2011)</text:span></text:p>
            <text:p text:style-name="P67">Demo:</text:p>
            <text:p text:style-name="P67">- Instagram (<text:a xlink:type="simple" xlink:href="https://www.instagram.com/tyyinet/" text:style-name="Internet_20_link" text:visited-style-name="Visited_20_Internet_20_Link">https://www.instagram.com/tyyinet</text:a>)<text:line-break/>- YouTube (<text:a xlink:type="simple" xlink:href="https://www.youtube.com/c/MohammadRezaTayyebi" text:style-name="Internet_20_link" text:visited-style-name="Visited_20_Internet_20_Link">https://www.youtube.com/c/MohammadRezaTayyebi</text:a>)<text:line-break/>- <text:span text:style-name="T81">Ponisha Freelancing Platform (</text:span><text:a xlink:type="simple" xlink:href="https://ponisha.ir/profile/tayyebi" text:style-name="Internet_20_link" text:visited-style-name="Visited_20_Internet_20_Link"><text:span text:style-name="T81">https://ponisha.ir/profile/tayyebi</text:span></text:a><text:span text:style-name="T81">)<text:line-break/>- </text:span><text:span text:style-name="T83">DEV Community (</text:span><text:a xlink:type="simple" xlink:href="https://dev.to/tayyebi" text:style-name="Internet_20_link" text:visited-style-name="Visited_20_Internet_20_Link"><text:span text:style-name="T83">https://dev.to/tayyebi</text:span></text:a><text:span text:style-name="T83">)</text:span></text:p>
          </table:table-cell>
        </table:table-row>
        <table:table-row table:style-name="TableLine94032443928496">
          <table:table-cell table:style-name="Table2.A1" office:value-type="string">
            <text:p text:style-name="P27">Technical Analysis of Financial Markets</text:p>
          </table:table-cell>
          <table:table-cell table:style-name="Table2.A1" office:value-type="string">
            <text:p text:style-name="P98"><text:span text:style-name="T25">I</text:span><text:span text:style-name="T19">mplementation of indicators and algorithmic trading robots.</text:span></text:p>
            <text:p text:style-name="P98"><text:span text:style-name="T19">- TradingView (</text:span><text:a xlink:type="simple" xlink:href="https://tradingview.com/u/tayyebi" text:style-name="Internet_20_link" text:visited-style-name="Visited_20_Internet_20_Link"><text:span text:style-name="T82">https://tradingview.com/u/tayyebi</text:span></text:a><text:span text:style-name="T19">) </text:span></text:p>
          </table:table-cell>
        </table:table-row>
        <table:table-row table:style-name="TableLine94032443928976">
          <table:table-cell table:style-name="Table2.A1" office:value-type="string">
            <text:p text:style-name="P7">Red Cross and Red Crescent Societies</text:p>
          </table:table-cell>
          <table:table-cell table:style-name="Table2.A1" office:value-type="string">
            <text:p text:style-name="P66">- <text:span text:style-name="T88">Trained for radioactive incidents, online</text:span></text:p>
          </table:table-cell>
        </table:table-row>
      </table:table>
      <text:p text:style-name="P99"/>
      <text:section text:style-name="Sect1" text:name="endnote">
        <text:p text:style-name="P100"><text:soft-page-break/>MBTI: <text:a xlink:type="simple" xlink:href="https://www.16personalities.com/enfj-personality" text:style-name="Internet_20_link" text:visited-style-name="Visited_20_Internet_20_Link">ENFJ-T</text:a> / </text:p>
      </text:section>
      <text:p text:style-name="P9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1" draw:display-name="Gradient 1" draw:style="linear" draw:start-color="#000000" draw:end-color="#ffffff"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20T10:43:54.881364846</meta:creation-date>
    <dc:date>2023-02-18T11:38:32.320833080</dc:date>
    <meta:editing-duration>PT8H16M25S</meta:editing-duration>
    <meta:editing-cycles>215</meta:editing-cycles>
    <meta:generator>LibreOffice/6.4.7.2$Linux_X86_64 LibreOffice_project/40$Build-2</meta:generator>
    <meta:keyword>cv</meta:keyword>
    <meta:keyword>tayyebi</meta:keyword>
    <meta:keyword>mohammadreza</meta:keyword>
    <meta:keyword>resume</meta:keyword>
    <dc:subject>Curriculum Vitae</dc:subject>
    <dc:title>Mohammad R. Tayyebi's CV</dc:title>
    <meta:document-statistic meta:table-count="13" meta:image-count="1" meta:object-count="0" meta:page-count="6" meta:paragraph-count="203" meta:word-count="1472" meta:character-count="10681" meta:non-whitespace-character-count="9401"/>
  </office:meta>
</office:document-meta>
</file>